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13000001CEEE0AFEC872025705.png" manifest:media-type="image/png"/>
  <manifest:file-entry manifest:full-path="Pictures/10000000000003D40000004D1B8009123421BB70.png" manifest:media-type="image/png"/>
  <manifest:file-entry manifest:full-path="Pictures/100000000000030B000000B336354BB6AC0F9691.png" manifest:media-type="image/png"/>
  <manifest:file-entry manifest:full-path="Pictures/10000000000003CC0000010A9A64FA81E08ED953.png" manifest:media-type="image/png"/>
  <manifest:file-entry manifest:full-path="Pictures/1000000000000349000000C2D326397020C9D19A.png" manifest:media-type="image/png"/>
  <manifest:file-entry manifest:full-path="Pictures/1000000000000398000000743BFAB5044203BA0B.png" manifest:media-type="image/png"/>
  <manifest:file-entry manifest:full-path="Pictures/10000000000003650000002E63AC069DC257E78B.png" manifest:media-type="image/png"/>
  <manifest:file-entry manifest:full-path="Pictures/10000000000003B200000079C01D7A813E07870F.png" manifest:media-type="image/png"/>
  <manifest:file-entry manifest:full-path="Pictures/10000000000002BE00000047EE2FE51A7012A62E.png" manifest:media-type="image/png"/>
  <manifest:file-entry manifest:full-path="Pictures/10000000000003C300000243A5E6BB32C0633C61.png" manifest:media-type="image/png"/>
  <manifest:file-entry manifest:full-path="Pictures/10000000000003140000007CFA51AE6D525361BB.png" manifest:media-type="image/png"/>
  <manifest:file-entry manifest:full-path="Pictures/100000000000052C00000329112BC66C51B4E4BF.png" manifest:media-type="image/png"/>
  <manifest:file-entry manifest:full-path="Pictures/10000000000001ED0000009438D79AE2025A21AE.png" manifest:media-type="image/png"/>
  <manifest:file-entry manifest:full-path="Pictures/1000000000000381000000600C7E52FD346073A1.png" manifest:media-type="image/png"/>
  <manifest:file-entry manifest:full-path="Pictures/10000000000003FE000000315B09F410845C1B72.png" manifest:media-type="image/png"/>
  <manifest:file-entry manifest:full-path="Pictures/100000000000037D00000077650FBABAD2B932E6.png" manifest:media-type="image/png"/>
  <manifest:file-entry manifest:full-path="Pictures/100000000000031A0000011640BD53C705A507E4.png" manifest:media-type="image/png"/>
  <manifest:file-entry manifest:full-path="Pictures/10000000000003BC0000002690851E4CFDD969F6.png" manifest:media-type="image/png"/>
  <manifest:file-entry manifest:full-path="Pictures/10000000000001720000013622B1CECAB1180C5B.png" manifest:media-type="image/png"/>
  <manifest:file-entry manifest:full-path="Pictures/10000000000002890000008494B5F8CE85DBF2B6.png" manifest:media-type="image/png"/>
  <manifest:file-entry manifest:full-path="Pictures/1000000000000273000000DFDD70E1DB323A744C.png" manifest:media-type="image/png"/>
  <manifest:file-entry manifest:full-path="Pictures/10000000000003DD0000010244679D7A0E9C4FD9.png" manifest:media-type="image/png"/>
  <manifest:file-entry manifest:full-path="Pictures/1000000000000290000000365B06097A5EDC18A2.png" manifest:media-type="image/png"/>
  <manifest:file-entry manifest:full-path="Pictures/100000000000027B000000554D973B93AE356E1A.png" manifest:media-type="image/png"/>
  <manifest:file-entry manifest:full-path="Pictures/10000000000002E90000007C15995564BCA1E00E.png" manifest:media-type="image/png"/>
  <manifest:file-entry manifest:full-path="Pictures/1000000000000334000000BED14C289EDBFA5FA7.png" manifest:media-type="image/png"/>
  <manifest:file-entry manifest:full-path="Pictures/100000000000036800000063BC611BC59D1E23B6.png" manifest:media-type="image/png"/>
  <manifest:file-entry manifest:full-path="Pictures/100000000000038D0000006F2B2EBEC1947A2DCC.png" manifest:media-type="image/png"/>
  <manifest:file-entry manifest:full-path="Pictures/100000000000036E000000FC84D7F70D7599FC8D.png" manifest:media-type="image/png"/>
  <manifest:file-entry manifest:full-path="Pictures/100000000000037E0000006A3EDA014AECFFE097.png" manifest:media-type="image/png"/>
  <manifest:file-entry manifest:full-path="Pictures/10000000000003870000008B9B5F39B7E079B0EB.png" manifest:media-type="image/png"/>
  <manifest:file-entry manifest:full-path="Pictures/10000000000002FB000002486FE8F58BDC1470BA.png" manifest:media-type="image/png"/>
  <manifest:file-entry manifest:full-path="Pictures/10000000000003F2000001BF211B65780C5A8571.png" manifest:media-type="image/png"/>
  <manifest:file-entry manifest:full-path="Pictures/100000000000024D0000006E79AC1DCF05E693B1.png" manifest:media-type="image/png"/>
  <manifest:file-entry manifest:full-path="Pictures/10000000000006D30000029EAEA5AD2E55D93AA0.png" manifest:media-type="image/png"/>
  <manifest:file-entry manifest:full-path="Pictures/10000000000006C4000001D8A2D2E742C1A5B27F.png" manifest:media-type="image/png"/>
  <manifest:file-entry manifest:full-path="Pictures/10000000000003D300000257865B3F13A4C041A6.png" manifest:media-type="image/png"/>
  <manifest:file-entry manifest:full-path="Pictures/100000000000028E000000843532B18A2F87A6BC.png" manifest:media-type="image/png"/>
  <manifest:file-entry manifest:full-path="Pictures/10000000000002AB000000C010FFAD8E5D7CAEC3.png" manifest:media-type="image/png"/>
  <manifest:file-entry manifest:full-path="Pictures/100000000000036A0000008A0A9DC94332B2ADD8.png" manifest:media-type="image/png"/>
  <manifest:file-entry manifest:full-path="Pictures/10000000000003DC0000009994014454493AA6C4.png" manifest:media-type="image/png"/>
  <manifest:file-entry manifest:full-path="Pictures/1000000100000190000000FDE9194913C0A1C5D6.png" manifest:media-type="image/png"/>
  <manifest:file-entry manifest:full-path="Pictures/10000000000002E100000033F0DB8EA76E3A191F.png" manifest:media-type="image/png"/>
  <manifest:file-entry manifest:full-path="Pictures/1000000000000325000000FE29C286CB79DC5FB5.png" manifest:media-type="image/png"/>
  <manifest:file-entry manifest:full-path="Pictures/10000000000002670000008920B96D6ACCD9A744.png" manifest:media-type="image/png"/>
  <manifest:file-entry manifest:full-path="Pictures/10000000000003FD0000007E340FB16935599602.png" manifest:media-type="image/png"/>
  <manifest:file-entry manifest:full-path="Pictures/10000000000002C3000000A9C6CF94939F39E923.png" manifest:media-type="image/png"/>
  <manifest:file-entry manifest:full-path="Pictures/10000000000002FC000002D161436B4F080A1F8D.png" manifest:media-type="image/png"/>
  <manifest:file-entry manifest:full-path="Pictures/100000000000037C0000005D61DDBEAEF22DEDEC.png" manifest:media-type="image/png"/>
  <manifest:file-entry manifest:full-path="Pictures/100000000000038800000076F2F221BC3A6F8017.png" manifest:media-type="image/png"/>
  <manifest:file-entry manifest:full-path="Pictures/1000000000000391000000FB1E0612DE69819298.png" manifest:media-type="image/png"/>
  <manifest:file-entry manifest:full-path="Pictures/1000000000000388000000491B10751084A9FA03.png" manifest:media-type="image/png"/>
  <manifest:file-entry manifest:full-path="Pictures/10000000000003550000010A5B3504B140F43287.png" manifest:media-type="image/png"/>
  <manifest:file-entry manifest:full-path="Pictures/10000000000002E20000005A4AA83FB043E89F00.png" manifest:media-type="image/png"/>
  <manifest:file-entry manifest:full-path="Pictures/10000000000003C7000000763A7D0DA4418680E1.png" manifest:media-type="image/png"/>
  <manifest:file-entry manifest:full-path="Pictures/10000000000002AF0000009F888D8A28B7E77F74.png" manifest:media-type="image/png"/>
  <manifest:file-entry manifest:full-path="Pictures/10000000000003B60000014BDB1B96143E0B87FB.png" manifest:media-type="image/png"/>
  <manifest:file-entry manifest:full-path="Pictures/10000000000002E50000006F7B8046BE9FD0B872.png" manifest:media-type="image/png"/>
  <manifest:file-entry manifest:full-path="Pictures/10000000000003D00000009994B9D0F3D0439A2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131a23" officeooo:paragraph-rsid="00131a23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1a7cba" officeooo:paragraph-rsid="001a7cba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c451b" officeooo:paragraph-rsid="001c451b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71eb9a" officeooo:paragraph-rsid="0071eb9a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ce14f" officeooo:paragraph-rsid="001ce14f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ce14f" officeooo:paragraph-rsid="002690dc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fc57f" officeooo:paragraph-rsid="001fc57f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fc57f" officeooo:paragraph-rsid="0035566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b3d38" officeooo:paragraph-rsid="002b3d38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2ec80b" officeooo:paragraph-rsid="002ec80b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305e38" officeooo:paragraph-rsid="00305e38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346025" officeooo:paragraph-rsid="00346025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396e7e" officeooo:paragraph-rsid="00396e7e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3bdc83" officeooo:paragraph-rsid="003bdc83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3fa662" officeooo:paragraph-rsid="003fa662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413c50" officeooo:paragraph-rsid="00413c50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41bebf" officeooo:paragraph-rsid="0041bebf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46ed55" officeooo:paragraph-rsid="0046ed55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bea55" officeooo:paragraph-rsid="004bea55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bea55" officeooo:paragraph-rsid="004ec315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5087af" officeooo:paragraph-rsid="005087af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4421a" officeooo:paragraph-rsid="0054421a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4d54b" officeooo:paragraph-rsid="0054d54b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57a639" officeooo:paragraph-rsid="0057a639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5975ac" officeooo:paragraph-rsid="005975ac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5b0342" officeooo:paragraph-rsid="005b0342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5db793" officeooo:paragraph-rsid="005db793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5e3ff0" officeooo:paragraph-rsid="005e3ff0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5fda7e" officeooo:paragraph-rsid="005fda7e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61a035" officeooo:paragraph-rsid="0061a035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65299a" officeooo:paragraph-rsid="0065299a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6555aa" officeooo:paragraph-rsid="006555aa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67c908" officeooo:paragraph-rsid="0067c908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6968cd" officeooo:paragraph-rsid="006968cd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6a659d" officeooo:paragraph-rsid="006a659d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6b16d2" officeooo:paragraph-rsid="006b16d2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6e2dfa" officeooo:paragraph-rsid="006e2dfa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6fbfb0" officeooo:paragraph-rsid="006fbfb0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71346b" officeooo:paragraph-rsid="0071346b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71eb9a" officeooo:paragraph-rsid="0071eb9a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73eab6" officeooo:paragraph-rsid="0073eab6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75797b" officeooo:paragraph-rsid="0075797b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769c85" officeooo:paragraph-rsid="00769c85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788a9a" officeooo:paragraph-rsid="00788a9a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7a4737" officeooo:paragraph-rsid="007a4737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7b99ef" officeooo:paragraph-rsid="007b99ef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871b3b" officeooo:paragraph-rsid="00871b3b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8770c7" officeooo:paragraph-rsid="008770c7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91dfc6" officeooo:paragraph-rsid="0091dfc6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a156b3" officeooo:paragraph-rsid="00a156b3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a2d245" officeooo:paragraph-rsid="00a2d245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a6f327" officeooo:paragraph-rsid="00a6f327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0a8137e" officeooo:paragraph-rsid="00a8137e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0a98e97" officeooo:paragraph-rsid="00a98e97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0acb36f" officeooo:paragraph-rsid="00acb36f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af51c4" officeooo:paragraph-rsid="00af51c4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b115ad" officeooo:paragraph-rsid="00b115ad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b189ed" officeooo:paragraph-rsid="00b189ed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b40d09" officeooo:paragraph-rsid="00b40d09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0b89044" officeooo:paragraph-rsid="00b89044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0ba7de5" officeooo:paragraph-rsid="00ba7de5" style:font-size-asian="10.5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normal" officeooo:rsid="00bc38e5" officeooo:paragraph-rsid="00bc38e5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2pt" fo:font-weight="normal" officeooo:rsid="00bc4985" officeooo:paragraph-rsid="00bc4985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font-size="12pt" fo:font-weight="normal" officeooo:rsid="00c098a4" officeooo:paragraph-rsid="00c098a4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font-size="12pt" fo:font-weight="normal" officeooo:rsid="00c35d93" officeooo:paragraph-rsid="00c35d93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0c54e7c" officeooo:paragraph-rsid="00c54e7c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0cdd8b8" officeooo:paragraph-rsid="00cdd8b8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font-size="12pt" fo:font-weight="normal" officeooo:rsid="00d4a5f4" officeooo:paragraph-rsid="00d4a5f4" style:font-size-asian="10.5pt" style:font-weight-asian="normal" style:font-size-complex="12pt" style:font-weight-complex="normal"/>
    </style:style>
    <style:style style:name="P69" style:family="paragraph" style:parent-style-name="Standard">
      <style:text-properties fo:font-size="12pt" fo:font-weight="normal" officeooo:rsid="00d57b61" officeooo:paragraph-rsid="00d57b61" style:font-size-asian="10.5pt" style:font-weight-asian="normal" style:font-size-complex="12pt" style:font-weight-complex="normal"/>
    </style:style>
    <style:style style:name="P70" style:family="paragraph" style:parent-style-name="Standard">
      <style:text-properties fo:font-size="12pt" fo:font-weight="normal" officeooo:rsid="00d9de27" officeooo:paragraph-rsid="00d9de27" style:font-size-asian="10.5pt" style:font-weight-asian="normal" style:font-size-complex="12pt" style:font-weight-complex="normal"/>
    </style:style>
    <style:style style:name="P71" style:family="paragraph" style:parent-style-name="Standard">
      <style:text-properties fo:font-size="12pt" fo:font-weight="normal" officeooo:rsid="00dc316b" officeooo:paragraph-rsid="00dc316b" style:font-size-asian="10.5pt" style:font-weight-asian="normal" style:font-size-complex="12pt" style:font-weight-complex="normal"/>
    </style:style>
    <style:style style:name="P72" style:family="paragraph" style:parent-style-name="Standard">
      <style:text-properties fo:font-size="12pt" fo:font-weight="normal" officeooo:rsid="00dd5ceb" officeooo:paragraph-rsid="00dd5ceb" style:font-size-asian="10.5pt" style:font-weight-asian="normal" style:font-size-complex="12pt" style:font-weight-complex="normal"/>
    </style:style>
    <style:style style:name="P73" style:family="paragraph" style:parent-style-name="Standard">
      <style:text-properties fo:font-size="12pt" fo:font-weight="normal" officeooo:rsid="00e12a1a" officeooo:paragraph-rsid="00e12a1a" style:font-size-asian="10.5pt" style:font-weight-asian="normal" style:font-size-complex="12pt" style:font-weight-complex="normal"/>
    </style:style>
    <style:style style:name="P74" style:family="paragraph" style:parent-style-name="Standard">
      <style:text-properties fo:font-size="12pt" fo:font-weight="normal" officeooo:rsid="00e595c1" officeooo:paragraph-rsid="00e595c1" style:font-size-asian="10.5pt" style:font-weight-asian="normal" style:font-size-complex="12pt" style:font-weight-complex="normal"/>
    </style:style>
    <style:style style:name="P75" style:family="paragraph" style:parent-style-name="Standard">
      <style:text-properties fo:font-size="12pt" fo:font-weight="normal" officeooo:rsid="00e595c1" officeooo:paragraph-rsid="00e6498d" style:font-size-asian="10.5pt" style:font-weight-asian="normal" style:font-size-complex="12pt" style:font-weight-complex="normal"/>
    </style:style>
    <style:style style:name="P76" style:family="paragraph" style:parent-style-name="Standard">
      <style:text-properties fo:font-size="12pt" fo:font-weight="normal" officeooo:rsid="00e595c1" officeooo:paragraph-rsid="00e69ba2" style:font-size-asian="10.5pt" style:font-weight-asian="normal" style:font-size-complex="12pt" style:font-weight-complex="normal"/>
    </style:style>
    <style:style style:name="P77" style:family="paragraph" style:parent-style-name="Standard">
      <style:text-properties fo:font-size="12pt" fo:font-weight="normal" officeooo:rsid="00eac72b" officeooo:paragraph-rsid="00eac72b" style:font-size-asian="10.5pt" style:font-weight-asian="normal" style:font-size-complex="12pt" style:font-weight-complex="normal"/>
    </style:style>
    <style:style style:name="P78" style:family="paragraph" style:parent-style-name="Standard">
      <style:text-properties fo:font-size="12pt" fo:font-weight="normal" officeooo:rsid="00efa105" officeooo:paragraph-rsid="00efa105" style:font-size-asian="10.5pt" style:font-weight-asian="normal" style:font-size-complex="12pt" style:font-weight-complex="normal"/>
    </style:style>
    <style:style style:name="P79" style:family="paragraph" style:parent-style-name="Standard">
      <style:text-properties fo:font-size="12pt" fo:font-weight="normal" officeooo:rsid="00f0c769" officeooo:paragraph-rsid="00f0c769" style:font-size-asian="10.5pt" style:font-weight-asian="normal" style:font-size-complex="12pt" style:font-weight-complex="normal"/>
    </style:style>
    <style:style style:name="P80" style:family="paragraph" style:parent-style-name="Standard">
      <style:text-properties fo:font-size="12pt" fo:font-weight="normal" officeooo:rsid="00f51121" officeooo:paragraph-rsid="00f51121" style:font-size-asian="10.5pt" style:font-weight-asian="normal" style:font-size-complex="12pt" style:font-weight-complex="normal"/>
    </style:style>
    <style:style style:name="P81" style:family="paragraph" style:parent-style-name="Standard">
      <style:text-properties fo:font-size="12pt" fo:font-weight="normal" officeooo:rsid="00f809c9" officeooo:paragraph-rsid="00f809c9" style:font-size-asian="10.5pt" style:font-weight-asian="normal" style:font-size-complex="12pt" style:font-weight-complex="normal"/>
    </style:style>
    <style:style style:name="P82" style:family="paragraph" style:parent-style-name="Standard">
      <style:text-properties fo:font-size="12pt" fo:font-weight="normal" officeooo:rsid="00f9d07a" officeooo:paragraph-rsid="00f9d07a" style:font-size-asian="10.5pt" style:font-weight-asian="normal" style:font-size-complex="12pt" style:font-weight-complex="normal"/>
    </style:style>
    <style:style style:name="P83" style:family="paragraph" style:parent-style-name="Standard">
      <style:text-properties fo:font-size="12pt" fo:font-weight="normal" officeooo:rsid="00f9d07a" officeooo:paragraph-rsid="01097532" style:font-size-asian="10.5pt" style:font-weight-asian="normal" style:font-size-complex="12pt" style:font-weight-complex="normal"/>
    </style:style>
    <style:style style:name="P84" style:family="paragraph" style:parent-style-name="Standard">
      <style:text-properties fo:font-size="12pt" fo:font-weight="normal" officeooo:rsid="00faaa1c" officeooo:paragraph-rsid="00faaa1c" style:font-size-asian="10.5pt" style:font-weight-asian="normal" style:font-size-complex="12pt" style:font-weight-complex="normal"/>
    </style:style>
    <style:style style:name="P85" style:family="paragraph" style:parent-style-name="Standard">
      <style:text-properties fo:font-size="12pt" fo:font-weight="normal" officeooo:rsid="00faaa1c" officeooo:paragraph-rsid="00ffc702" style:font-size-asian="10.5pt" style:font-weight-asian="normal" style:font-size-complex="12pt" style:font-weight-complex="normal"/>
    </style:style>
    <style:style style:name="P86" style:family="paragraph" style:parent-style-name="Standard">
      <style:text-properties fo:font-size="12pt" fo:font-weight="normal" officeooo:rsid="00fbffcc" officeooo:paragraph-rsid="00fbffcc" style:font-size-asian="10.5pt" style:font-weight-asian="normal" style:font-size-complex="12pt" style:font-weight-complex="normal"/>
    </style:style>
    <style:style style:name="P87" style:family="paragraph" style:parent-style-name="Standard">
      <style:text-properties fo:font-size="12pt" fo:font-weight="normal" officeooo:rsid="00fe3f18" officeooo:paragraph-rsid="00fe3f18" style:font-size-asian="10.5pt" style:font-weight-asian="normal" style:font-size-complex="12pt" style:font-weight-complex="normal"/>
    </style:style>
    <style:style style:name="P88" style:family="paragraph" style:parent-style-name="Standard">
      <style:text-properties fo:font-size="12pt" fo:font-weight="normal" officeooo:rsid="0100ed2d" officeooo:paragraph-rsid="0100ed2d" style:font-size-asian="10.5pt" style:font-weight-asian="normal" style:font-size-complex="12pt" style:font-weight-complex="normal"/>
    </style:style>
    <style:style style:name="P89" style:family="paragraph" style:parent-style-name="Standard">
      <style:text-properties fo:font-size="12pt" fo:font-weight="normal" officeooo:rsid="01047e4d" officeooo:paragraph-rsid="01047e4d" style:font-size-asian="10.5pt" style:font-weight-asian="normal" style:font-size-complex="12pt" style:font-weight-complex="normal"/>
    </style:style>
    <style:style style:name="P90" style:family="paragraph" style:parent-style-name="Standard">
      <style:text-properties fo:font-size="12pt" fo:font-weight="normal" officeooo:rsid="01097532" officeooo:paragraph-rsid="01097532" style:font-size-asian="10.5pt" style:font-weight-asian="normal" style:font-size-complex="12pt" style:font-weight-complex="normal"/>
    </style:style>
    <style:style style:name="P91" style:family="paragraph" style:parent-style-name="Standard">
      <style:text-properties fo:font-size="12pt" fo:font-weight="normal" officeooo:rsid="00e69ba2" officeooo:paragraph-rsid="00e69ba2" style:font-size-asian="10.5pt" style:font-weight-asian="normal" style:font-size-complex="12pt" style:font-weight-complex="normal"/>
    </style:style>
    <style:style style:name="P92" style:family="paragraph" style:parent-style-name="Standard">
      <style:text-properties fo:font-size="12pt" fo:font-weight="normal" officeooo:rsid="00ffc702" officeooo:paragraph-rsid="00ffc702" style:font-size-asian="10.5pt" style:font-weight-asian="normal" style:font-size-complex="12pt" style:font-weight-complex="normal"/>
    </style:style>
    <style:style style:name="P93" style:family="paragraph" style:parent-style-name="Standard">
      <style:text-properties fo:font-size="12pt" style:text-underline-style="solid" style:text-underline-width="auto" style:text-underline-color="font-color" fo:font-weight="normal" officeooo:rsid="005087af" officeooo:paragraph-rsid="005087af" style:font-size-asian="10.5pt" style:font-weight-asian="normal" style:font-size-complex="12pt" style:font-weight-complex="normal"/>
    </style:style>
    <style:style style:name="P94" style:family="paragraph" style:parent-style-name="Standard">
      <style:text-properties fo:font-size="12pt" fo:font-weight="bold" officeooo:rsid="0073eab6" officeooo:paragraph-rsid="0073eab6" style:font-size-asian="10.5pt" style:font-weight-asian="bold" style:font-size-complex="12pt" style:font-weight-complex="bold"/>
    </style:style>
    <style:style style:name="P95" style:family="paragraph" style:parent-style-name="Standard">
      <style:text-properties fo:font-size="12pt" fo:font-style="italic" fo:font-weight="normal" officeooo:rsid="0100ed2d" officeooo:paragraph-rsid="0100ed2d" style:font-size-asian="10.5pt" style:font-style-asian="italic" style:font-weight-asian="normal" style:font-size-complex="12pt" style:font-style-complex="italic" style:font-weight-complex="normal"/>
    </style:style>
    <style:style style:name="P96" style:family="paragraph" style:parent-style-name="Standard">
      <style:text-properties fo:font-size="12pt" fo:font-style="italic" fo:font-weight="normal" officeooo:rsid="0100ed2d" officeooo:paragraph-rsid="01064b86" style:font-size-asian="10.5pt" style:font-style-asian="italic" style:font-weight-asian="normal" style:font-size-complex="12pt" style:font-style-complex="italic" style:font-weight-complex="normal"/>
    </style:style>
    <style:style style:name="P97" style:family="paragraph" style:parent-style-name="Standard">
      <style:text-properties fo:font-size="12pt" fo:font-style="italic" fo:font-weight="bold" officeooo:rsid="01198e87" officeooo:paragraph-rsid="01198e87" style:font-size-asian="12pt" style:font-style-asian="italic" style:font-weight-asian="bold" style:font-size-complex="12pt" style:font-style-complex="italic" style:font-weight-complex="bold"/>
    </style:style>
    <style:style style:name="P98" style:family="paragraph" style:parent-style-name="Standard">
      <style:text-properties fo:font-size="12pt" fo:font-style="normal" fo:font-weight="normal" officeooo:rsid="01123b70" officeooo:paragraph-rsid="01123b70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text-properties fo:font-size="12pt" fo:font-style="normal" fo:font-weight="normal" officeooo:rsid="0115878d" officeooo:paragraph-rsid="0115878d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text-properties fo:font-size="12pt" fo:font-style="normal" fo:font-weight="normal" officeooo:rsid="011a30d6" officeooo:paragraph-rsid="011a30d6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text-properties fo:font-size="12pt" fo:font-style="normal" fo:font-weight="normal" officeooo:rsid="011c06cf" officeooo:paragraph-rsid="011c06cf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text-properties fo:font-size="12pt" fo:font-style="normal" fo:font-weight="normal" officeooo:rsid="012502ec" officeooo:paragraph-rsid="01252757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text-properties fo:font-size="12pt" fo:font-style="normal" fo:font-weight="normal" officeooo:rsid="0126d952" officeooo:paragraph-rsid="0126d952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text-properties fo:font-size="12pt" fo:font-style="normal" fo:font-weight="normal" officeooo:rsid="012c3d98" officeooo:paragraph-rsid="012c3d98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text-properties fo:font-size="12pt" fo:font-style="normal" fo:font-weight="normal" officeooo:rsid="012ef10f" officeooo:paragraph-rsid="012ef10f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text-properties fo:font-size="12pt" fo:font-style="normal" fo:font-weight="normal" officeooo:rsid="01343e94" officeooo:paragraph-rsid="01343e94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text-properties fo:font-size="12pt" fo:font-style="normal" fo:font-weight="normal" officeooo:rsid="01388653" officeooo:paragraph-rsid="01388653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text-properties fo:font-size="12pt" fo:font-style="normal" fo:font-weight="normal" officeooo:rsid="013e3de6" officeooo:paragraph-rsid="013e3de6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text-properties officeooo:rsid="0011771c" officeooo:paragraph-rsid="0011771c"/>
    </style:style>
    <style:style style:name="P110" style:family="paragraph" style:parent-style-name="Standard">
      <style:text-properties officeooo:rsid="0011eb25" officeooo:paragraph-rsid="0011eb25"/>
    </style:style>
    <style:style style:name="P111" style:family="paragraph" style:parent-style-name="Standard">
      <style:text-properties officeooo:rsid="00131a23" officeooo:paragraph-rsid="00131a23"/>
    </style:style>
    <style:style style:name="P112" style:family="paragraph" style:parent-style-name="Standard">
      <style:text-properties fo:font-size="14pt" fo:font-weight="bold" officeooo:rsid="001ce14f" officeooo:paragraph-rsid="001ce14f" style:font-size-asian="14pt" style:font-weight-asian="bold" style:font-size-complex="14pt" style:font-weight-complex="bold"/>
    </style:style>
    <style:style style:name="P113" style:family="paragraph" style:parent-style-name="Standard">
      <style:text-properties fo:font-size="14pt" fo:font-weight="bold" officeooo:rsid="0085b40d" officeooo:paragraph-rsid="0085b40d" style:font-size-asian="14pt" style:font-weight-asian="bold" style:font-size-complex="14pt" style:font-weight-complex="bold"/>
    </style:style>
    <style:style style:name="P114" style:family="paragraph" style:parent-style-name="Standard">
      <style:text-properties fo:font-size="14pt" fo:font-weight="bold" officeooo:rsid="009de2f5" officeooo:paragraph-rsid="009de2f5" style:font-size-asian="14pt" style:font-weight-asian="bold" style:font-size-complex="14pt" style:font-weight-complex="bold"/>
    </style:style>
    <style:style style:name="P115" style:family="paragraph" style:parent-style-name="Standard">
      <style:text-properties fo:font-size="14pt" fo:font-weight="bold" officeooo:rsid="00b82024" officeooo:paragraph-rsid="00b82024" style:font-size-asian="14pt" style:font-weight-asian="bold" style:font-size-complex="14pt" style:font-weight-complex="bold"/>
    </style:style>
    <style:style style:name="P116" style:family="paragraph" style:parent-style-name="Standard">
      <style:text-properties fo:font-size="14pt" fo:font-weight="bold" officeooo:rsid="00e52059" officeooo:paragraph-rsid="00e52059" style:font-size-asian="14pt" style:font-weight-asian="bold" style:font-size-complex="14pt" style:font-weight-complex="bold"/>
    </style:style>
    <style:style style:name="P117" style:family="paragraph" style:parent-style-name="Standard">
      <style:text-properties fo:font-size="14pt" fo:font-style="italic" fo:font-weight="bold" officeooo:rsid="011197ab" officeooo:paragraph-rsid="011197ab" style:font-size-asian="14pt" style:font-style-asian="italic" style:font-weight-asian="bold" style:font-size-complex="14pt" style:font-style-complex="italic" style:font-weight-complex="bold"/>
    </style:style>
    <style:style style:name="P118" style:family="paragraph" style:parent-style-name="Standard">
      <style:text-properties fo:font-size="14pt" fo:font-style="normal" fo:font-weight="bold" officeooo:rsid="01227d3c" officeooo:paragraph-rsid="01227d3c" style:font-size-asian="14pt" style:font-style-asian="normal" style:font-weight-asian="bold" style:font-size-complex="14pt" style:font-style-complex="normal" style:font-weight-complex="bold"/>
    </style:style>
    <style:style style:name="P119" style:family="paragraph" style:parent-style-name="Standard">
      <style:paragraph-properties fo:margin-left="0cm" fo:margin-right="0cm" fo:line-height="107%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</style:style>
    <style:style style:name="P120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0c21ae"/>
    </style:style>
    <style:style style:name="P121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0c21ae" officeooo:paragraph-rsid="000c21ae"/>
    </style:style>
    <style:style style:name="P122" style:family="paragraph" style:parent-style-name="Standard">
      <style:paragraph-properties fo:margin-left="0cm" fo:margin-right="0cm" fo:line-height="107%" fo:text-indent="0cm" style:auto-text-indent="false" style:writing-mode="lr-tb"/>
      <style:text-properties fo:font-size="12pt" style:font-size-asian="12pt" style:font-size-complex="12pt"/>
    </style:style>
    <style:style style:name="P123" style:family="paragraph" style:parent-style-name="Standard" style:list-style-name="L1">
      <style:text-properties fo:font-size="12pt" fo:font-weight="normal" officeooo:rsid="002690dc" officeooo:paragraph-rsid="002690dc" style:font-size-asian="10.5pt" style:font-weight-asian="normal" style:font-size-complex="12pt" style:font-weight-complex="normal"/>
    </style:style>
    <style:style style:name="P124" style:family="paragraph" style:parent-style-name="Standard" style:list-style-name="L2">
      <style:text-properties fo:font-size="12pt" fo:font-weight="normal" officeooo:rsid="0057a639" officeooo:paragraph-rsid="0057a639" style:font-size-asian="10.5pt" style:font-weight-asian="normal" style:font-size-complex="12pt" style:font-weight-complex="normal"/>
    </style:style>
    <style:style style:name="P125" style:family="paragraph" style:parent-style-name="Standard" style:list-style-name="L3">
      <style:text-properties fo:font-size="12pt" fo:font-style="italic" fo:font-weight="normal" officeooo:rsid="00fe3f18" officeooo:paragraph-rsid="00fe3f18" style:font-size-asian="10.5pt" style:font-style-asian="italic" style:font-weight-asian="normal" style:font-size-complex="12pt" style:font-style-complex="italic" style:font-weight-complex="normal"/>
    </style:style>
    <style:style style:name="P126" style:family="paragraph" style:parent-style-name="Standard" style:list-style-name="L4">
      <style:text-properties fo:font-size="12pt" fo:font-style="italic" fo:font-weight="normal" officeooo:rsid="0100ed2d" officeooo:paragraph-rsid="0100ed2d" style:font-size-asian="10.5pt" style:font-style-asian="italic" style:font-weight-asian="normal" style:font-size-complex="12pt" style:font-style-complex="italic" style:font-weight-complex="normal"/>
    </style:style>
    <style:style style:name="P127" style:family="paragraph" style:parent-style-name="Standard" style:list-style-name="L4">
      <style:text-properties fo:font-size="12pt" fo:font-style="italic" fo:font-weight="normal" officeooo:rsid="0100ed2d" officeooo:paragraph-rsid="01064b86" style:font-size-asian="10.5pt" style:font-style-asian="italic" style:font-weight-asian="normal" style:font-size-complex="12pt" style:font-style-complex="italic" style:font-weight-complex="normal"/>
    </style:style>
    <style:style style:name="P128" style:family="paragraph" style:parent-style-name="Standard">
      <style:text-properties fo:font-size="12pt" fo:font-style="italic" fo:font-weight="normal" officeooo:rsid="015a75d7" officeooo:paragraph-rsid="015a75d7" style:font-size-asian="12pt" style:font-style-asian="italic" style:font-weight-asian="normal" style:font-size-complex="12pt" style:font-style-complex="italic" style:font-weight-complex="normal"/>
    </style:style>
    <style:style style:name="P129" style:family="paragraph" style:parent-style-name="Standard">
      <style:text-properties fo:font-size="12pt" fo:font-style="italic" fo:font-weight="bold" officeooo:rsid="015a75d7" officeooo:paragraph-rsid="015a75d7" style:font-size-asian="12pt" style:font-style-asian="italic" style:font-weight-asian="bold" style:font-size-complex="12pt" style:font-style-complex="italic" style:font-weight-complex="bold"/>
    </style:style>
    <style:style style:name="P130" style:family="paragraph" style:parent-style-name="Standard">
      <style:text-properties fo:font-size="12pt" fo:font-style="normal" fo:font-weight="normal" officeooo:rsid="0140d748" officeooo:paragraph-rsid="0140d748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text-properties fo:font-size="12pt" fo:font-style="normal" fo:font-weight="normal" officeooo:rsid="01388653" officeooo:paragraph-rsid="01388653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text-properties fo:font-size="12pt" fo:font-style="normal" fo:font-weight="normal" officeooo:rsid="01428c96" officeooo:paragraph-rsid="01428c96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text-properties fo:font-size="12pt" fo:font-style="normal" fo:font-weight="normal" officeooo:rsid="01446a14" officeooo:paragraph-rsid="01446a14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text-properties fo:font-size="12pt" fo:font-style="normal" fo:font-weight="normal" officeooo:rsid="014886f9" officeooo:paragraph-rsid="014886f9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text-properties fo:font-size="12pt" fo:font-style="normal" fo:font-weight="normal" officeooo:rsid="014f0ff9" officeooo:paragraph-rsid="014f0ff9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text-properties fo:font-size="12pt" fo:font-style="normal" fo:font-weight="normal" officeooo:rsid="015138c1" officeooo:paragraph-rsid="015138c1" style:font-size-asian="12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text-properties fo:font-size="12pt" fo:font-style="normal" fo:font-weight="normal" officeooo:rsid="01532c01" officeooo:paragraph-rsid="01532c01" style:font-size-asian="12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text-properties fo:font-size="12pt" fo:font-style="normal" fo:font-weight="normal" officeooo:rsid="0154bfcb" officeooo:paragraph-rsid="0154bfcb" style:font-size-asian="12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text-properties fo:font-size="12pt" fo:font-style="normal" fo:font-weight="normal" officeooo:rsid="015a75d7" officeooo:paragraph-rsid="015a75d7" style:font-size-asian="12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text-properties fo:font-size="12pt" fo:font-style="normal" fo:font-weight="normal" officeooo:rsid="015ca62f" officeooo:paragraph-rsid="015ca62f" style:font-size-asian="12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text-properties fo:font-size="12pt" fo:font-style="normal" fo:font-weight="normal" officeooo:rsid="015cea69" officeooo:paragraph-rsid="015cea69" style:font-size-asian="12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text-properties fo:font-size="12pt" fo:font-style="normal" fo:font-weight="normal" officeooo:rsid="015e481b" officeooo:paragraph-rsid="015e481b" style:font-size-asian="12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text-properties fo:font-size="12pt" fo:font-style="normal" fo:font-weight="normal" officeooo:rsid="0161b342" officeooo:paragraph-rsid="0161b342" style:font-size-asian="12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text-properties fo:font-size="12pt" fo:font-style="normal" fo:font-weight="normal" officeooo:rsid="01622f13" officeooo:paragraph-rsid="01622f13" style:font-size-asian="12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text-properties fo:font-size="14pt" fo:font-style="normal" fo:font-weight="bold" officeooo:rsid="0140d748" officeooo:paragraph-rsid="0140d748" style:font-size-asian="14pt" style:font-style-asian="normal" style:font-weight-asian="bold" style:font-size-complex="14pt" style:font-style-complex="normal" style:font-weight-complex="bold"/>
    </style:style>
    <style:style style:name="P146" style:family="paragraph">
      <style:paragraph-properties fo:margin-left="0cm" fo:margin-right="0cm" fo:line-height="106%" fo:text-indent="0cm"/>
    </style:style>
    <style:style style:name="P147" style:family="paragraph">
      <loext:graphic-properties draw:fill="solid" draw:fill-color="#f8f8f8"/>
      <style:paragraph-properties fo:margin-left="0cm" fo:margin-right="0cm" fo:line-height="106%" fo:text-indent="0cm"/>
      <style:text-properties fo:font-size="12pt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c21ae" style:font-size-asian="12pt" style:font-size-complex="12pt"/>
    </style:style>
    <style:style style:name="T4" style:family="text">
      <style:text-properties fo:font-size="12pt" officeooo:rsid="000d5a0b" style:font-size-asian="12pt" style:font-size-complex="12pt"/>
    </style:style>
    <style:style style:name="T5" style:family="text">
      <style:text-properties fo:font-size="12pt" officeooo:rsid="000ef0a9" style:font-size-asian="12pt" style:font-size-complex="12pt"/>
    </style:style>
    <style:style style:name="T6" style:family="text">
      <style:text-properties fo:font-size="12pt" officeooo:rsid="0016cf1b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16cf1b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18b8eb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0.5pt" style:font-weight-asian="bold" style:font-size-complex="1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a7cba" style:font-weight-asian="bold" style:font-weight-complex="bold"/>
    </style:style>
    <style:style style:name="T13" style:family="text">
      <style:text-properties fo:font-weight="bold" officeooo:rsid="00346025" style:font-weight-asian="bold" style:font-weight-complex="bold"/>
    </style:style>
    <style:style style:name="T14" style:family="text">
      <style:text-properties fo:font-weight="bold" officeooo:rsid="00413c50" style:font-weight-asian="bold" style:font-weight-complex="bold"/>
    </style:style>
    <style:style style:name="T15" style:family="text">
      <style:text-properties fo:font-weight="bold" officeooo:rsid="0065565c" style:font-weight-asian="bold" style:font-weight-complex="bold"/>
    </style:style>
    <style:style style:name="T16" style:family="text">
      <style:text-properties fo:font-weight="bold" officeooo:rsid="0065f602" style:font-weight-asian="bold" style:font-weight-complex="bold"/>
    </style:style>
    <style:style style:name="T17" style:family="text">
      <style:text-properties fo:font-weight="bold" officeooo:rsid="00e5b3c4" style:font-weight-asian="bold" style:font-weight-complex="bold"/>
    </style:style>
    <style:style style:name="T18" style:family="text">
      <style:text-properties fo:font-weight="bold" officeooo:rsid="00e87ced" style:font-weight-asian="bold" style:font-weight-complex="bold"/>
    </style:style>
    <style:style style:name="T19" style:family="text">
      <style:text-properties fo:font-weight="bold" officeooo:rsid="00ffc702" style:font-weight-asian="bold" style:font-weight-complex="bold"/>
    </style:style>
    <style:style style:name="T20" style:family="text">
      <style:text-properties fo:font-weight="bold" officeooo:rsid="01097532" style:font-weight-asian="bold" style:font-weight-complex="bold"/>
    </style:style>
    <style:style style:name="T21" style:family="text">
      <style:text-properties fo:font-weight="bold" officeooo:rsid="0135ed52" style:font-weight-asian="bold" style:font-weight-complex="bold"/>
    </style:style>
    <style:style style:name="T22" style:family="text">
      <style:text-properties fo:font-weight="bold" officeooo:rsid="01399356" style:font-weight-asian="bold" style:font-weight-complex="bold"/>
    </style:style>
    <style:style style:name="T23" style:family="text">
      <style:text-properties fo:font-weight="bold" officeooo:rsid="0148df8e" style:font-weight-asian="bold" style:font-weight-complex="bold"/>
    </style:style>
    <style:style style:name="T24" style:family="text">
      <style:text-properties fo:font-size="14pt" fo:font-weight="bold" officeooo:rsid="001538b0" style:font-size-asian="12.25pt" style:font-weight-asian="bold" style:font-size-complex="14pt"/>
    </style:style>
    <style:style style:name="T25" style:family="text">
      <style:text-properties fo:font-size="14pt" fo:font-weight="bold" style:font-size-asian="14pt" style:font-weight-asian="bold" style:font-size-complex="14pt" style:font-weight-complex="bold"/>
    </style:style>
    <style:style style:name="T26" style:family="text">
      <style:text-properties fo:font-size="14pt" fo:font-weight="bold" officeooo:rsid="001538b0" style:font-size-asian="14pt" style:font-weight-asian="bold" style:font-size-complex="14pt" style:font-weight-complex="bold"/>
    </style:style>
    <style:style style:name="T27" style:family="text">
      <style:text-properties fo:font-size="14pt" fo:font-weight="bold" officeooo:rsid="00153d73" style:font-size-asian="14pt" style:font-weight-asian="bold" style:font-size-complex="14pt" style:font-weight-complex="bold"/>
    </style:style>
    <style:style style:name="T28" style:family="text">
      <style:text-properties fo:font-size="14pt" fo:font-weight="bold" officeooo:rsid="0016cf1b" style:font-size-asian="14pt" style:font-weight-asian="bold" style:font-size-complex="14pt" style:font-weight-complex="bold"/>
    </style:style>
    <style:style style:name="T29" style:family="text">
      <style:text-properties fo:font-size="14pt" fo:font-weight="bold" officeooo:rsid="001a7cba" style:font-size-asian="14pt" style:font-weight-asian="bold" style:font-size-complex="14pt" style:font-weight-complex="bold"/>
    </style:style>
    <style:style style:name="T30" style:family="text">
      <style:text-properties fo:font-size="14pt" fo:font-weight="bold" officeooo:rsid="002b3d38" style:font-size-asian="14pt" style:font-weight-asian="bold" style:font-size-complex="14pt" style:font-weight-complex="bold"/>
    </style:style>
    <style:style style:name="T31" style:family="text">
      <style:text-properties fo:font-size="14pt" fo:font-style="normal" fo:font-weight="bold" officeooo:rsid="004ec315" style:font-size-asian="14pt" style:font-style-asian="normal" style:font-weight-asian="bold" style:font-size-complex="14pt" style:font-style-complex="normal" style:font-weight-complex="bold"/>
    </style:style>
    <style:style style:name="T32" style:family="text">
      <style:text-properties officeooo:rsid="001a7cba"/>
    </style:style>
    <style:style style:name="T33" style:family="text">
      <style:text-properties officeooo:rsid="001fc57f"/>
    </style:style>
    <style:style style:name="T34" style:family="text">
      <style:text-properties officeooo:rsid="002d2d6e"/>
    </style:style>
    <style:style style:name="T35" style:family="text">
      <style:text-properties officeooo:rsid="002ec8d4"/>
    </style:style>
    <style:style style:name="T36" style:family="text">
      <style:text-properties fo:font-style="italic" style:text-underline-style="solid" style:text-underline-width="auto" style:text-underline-color="font-color" fo:font-weight="bold" officeooo:rsid="002ec8d4" style:font-style-asian="italic" style:font-weight-asian="bold" style:font-style-complex="italic" style:font-weight-complex="bold"/>
    </style:style>
    <style:style style:name="T37" style:family="text">
      <style:text-properties officeooo:rsid="00346025"/>
    </style:style>
    <style:style style:name="T38" style:family="text">
      <style:text-properties officeooo:rsid="003ec974"/>
    </style:style>
    <style:style style:name="T39" style:family="text">
      <style:text-properties officeooo:rsid="00413c50"/>
    </style:style>
    <style:style style:name="T40" style:family="text">
      <style:text-properties officeooo:rsid="004d41a8"/>
    </style:style>
    <style:style style:name="T41" style:family="text">
      <style:text-properties officeooo:rsid="00584113"/>
    </style:style>
    <style:style style:name="T42" style:family="text">
      <style:text-properties officeooo:rsid="006555aa"/>
    </style:style>
    <style:style style:name="T43" style:family="text">
      <style:text-properties officeooo:rsid="0065565c"/>
    </style:style>
    <style:style style:name="T44" style:family="text">
      <style:text-properties officeooo:rsid="0065f602"/>
    </style:style>
    <style:style style:name="T45" style:family="text">
      <style:text-properties officeooo:rsid="0073eab6"/>
    </style:style>
    <style:style style:name="T46" style:family="text">
      <style:text-properties officeooo:rsid="007e8ec4"/>
    </style:style>
    <style:style style:name="T47" style:family="text">
      <style:text-properties officeooo:rsid="00ab0d42"/>
    </style:style>
    <style:style style:name="T48" style:family="text">
      <style:text-properties officeooo:rsid="00c1ee46"/>
    </style:style>
    <style:style style:name="T49" style:family="text">
      <style:text-properties officeooo:rsid="00c7b920"/>
    </style:style>
    <style:style style:name="T50" style:family="text">
      <style:text-properties officeooo:rsid="00cabbfe"/>
    </style:style>
    <style:style style:name="T51" style:family="text">
      <style:text-properties officeooo:rsid="00d57b61"/>
    </style:style>
    <style:style style:name="T52" style:family="text">
      <style:text-properties officeooo:rsid="00e45cc8"/>
    </style:style>
    <style:style style:name="T53" style:family="text">
      <style:text-properties officeooo:rsid="00e5b3c4"/>
    </style:style>
    <style:style style:name="T54" style:family="text">
      <style:text-properties officeooo:rsid="00e69ba2"/>
    </style:style>
    <style:style style:name="T55" style:family="text">
      <style:text-properties officeooo:rsid="00e87ced"/>
    </style:style>
    <style:style style:name="T56" style:family="text">
      <style:text-properties officeooo:rsid="00f07c7a"/>
    </style:style>
    <style:style style:name="T57" style:family="text">
      <style:text-properties officeooo:rsid="00f1a677"/>
    </style:style>
    <style:style style:name="T58" style:family="text">
      <style:text-properties officeooo:rsid="00fdbfdf"/>
    </style:style>
    <style:style style:name="T59" style:family="text">
      <style:text-properties officeooo:rsid="00ffc702"/>
    </style:style>
    <style:style style:name="T60" style:family="text">
      <style:text-properties officeooo:rsid="0100e4e1"/>
    </style:style>
    <style:style style:name="T61" style:family="text">
      <style:text-properties officeooo:rsid="0100ed2d"/>
    </style:style>
    <style:style style:name="T62" style:family="text">
      <style:text-properties officeooo:rsid="01047e4d"/>
    </style:style>
    <style:style style:name="T63" style:family="text">
      <style:text-properties officeooo:rsid="01097532"/>
    </style:style>
    <style:style style:name="T64" style:family="text">
      <style:text-properties fo:font-size="18pt" fo:font-weight="bold" style:font-size-asian="18pt" style:font-weight-asian="bold" style:font-size-complex="18pt" style:font-weight-complex="bold"/>
    </style:style>
    <style:style style:name="T65" style:family="text">
      <style:text-properties officeooo:rsid="0115c8ce"/>
    </style:style>
    <style:style style:name="T6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7" style:family="text">
      <style:text-properties officeooo:rsid="01252757"/>
    </style:style>
    <style:style style:name="T68" style:family="text">
      <style:text-properties officeooo:rsid="012a4f77"/>
    </style:style>
    <style:style style:name="T69" style:family="text">
      <style:text-properties fo:font-size="13pt" fo:font-weight="bold" style:font-size-asian="13pt" style:font-weight-asian="bold" style:font-size-complex="13pt" style:font-weight-complex="bold"/>
    </style:style>
    <style:style style:name="T70" style:family="text">
      <style:text-properties officeooo:rsid="012f4372"/>
    </style:style>
    <style:style style:name="T71" style:family="text">
      <style:text-properties officeooo:rsid="0135ed52"/>
    </style:style>
    <style:style style:name="T72" style:family="text">
      <style:text-properties officeooo:rsid="01374206"/>
    </style:style>
    <style:style style:name="T73" style:family="text">
      <style:text-properties officeooo:rsid="0137eb3f"/>
    </style:style>
    <style:style style:name="T74" style:family="text">
      <style:text-properties officeooo:rsid="01399356"/>
    </style:style>
    <style:style style:name="T75" style:family="text">
      <style:text-properties officeooo:rsid="013a4616"/>
    </style:style>
    <style:style style:name="T76" style:family="text">
      <style:text-properties officeooo:rsid="013c65cf"/>
    </style:style>
    <style:style style:name="T77" style:family="text">
      <style:text-properties officeooo:rsid="0148df8e"/>
    </style:style>
    <style:style style:name="T78" style:family="text">
      <style:text-properties officeooo:rsid="015ff0ee"/>
    </style:style>
    <style:style style:name="T79" style:family="text"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0.70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9" loext:marker-style-name="T1"><text:span text:style-name="T1"><text:s text:c="5"/>LİNUX NOTLARI</text:span></text:p>
      <text:p text:style-name="P120" loext:marker-style-name="T2"><text:span text:style-name="T1"><text:line-break/></text:span><text:span text:style-name="T24">Echo</text:span><text:span text:style-name="T1"><text:line-break/></text:span><text:span text:style-name="T10"><text:line-break/></text:span><text:span text:style-name="T2">İlk olarak, yazdırma yapmak istediğimiz metin için “</text:span><text:span text:style-name="T7">echo</text:span><text:span text:style-name="T2">” komutunu kullanıyoruz.<text:line-break/><text:line-break/></text:span><text:span text:style-name="T28">Clear</text:span></text:p>
      <text:p text:style-name="P120" loext:marker-style-name="T2"><text:span text:style-name="T3"><text:line-break/>“</text:span><text:span text:style-name="T9">c</text:span><text:span text:style-name="T8">lear</text:span><text:span text:style-name="T6">” komutu ile mevcut terminaldeki tüm ekran temizlenir.</text:span></text:p>
      <text:p text:style-name="P120" loext:marker-style-name="T2"><text:span text:style-name="T3"><text:line-break/></text:span><text:span text:style-name="T26">Cal</text:span><text:span text:style-name="T27">endar</text:span><text:span text:style-name="T3"><text:line-break/><text:line-break/>Takvim seçeneğini çalıştırmak için “</text:span><text:span text:style-name="T4">cal</text:span><text:span text:style-name="T3">” </text:span><text:span text:style-name="T4">komutu çalıştırılır.</text:span><text:span text:style-name="T3"> <text:line-break/>(Paket yükleme daha sonradan ele alınacak)<text:line-break/></text:span></text:p>
      <text:p text:style-name="P121" loext:marker-style-name="T2"><draw:frame text:anchor-type="paragraph" draw:z-index="0" draw:name="Metin Çerçevesi 1" draw:style-name="gr1" draw:text-style-name="P147" svg:width="15.029cm" svg:height="0.708cm" svg:x="0.182cm" svg:y="0.065cm"><draw:text-box><text:p text:style-name="P146"><text:span text:style-name="T79">sudo apt-get install ncal -y</text:span></text:p></draw:text-box></draw:frame><text:span text:style-name="T5"/></text:p>
      <text:p text:style-name="P122" loext:marker-style-name="T2"/>
      <text:p text:style-name="P109"/>
      <text:p text:style-name="P109">Burada eğer takvimi yıl olarak almak istersek aşağıdaki şekilde alabiliriz.<text:line-break/></text:p>
      <text:p text:style-name="P109"><draw:frame text:anchor-type="paragraph" draw:z-index="1" draw:name="Metin Çerçevesi 2" draw:style-name="gr1" draw:text-style-name="P147" svg:width="15.029cm" svg:height="0.708cm" svg:x="0.182cm" svg:y="0.065cm"><draw:text-box><text:p text:style-name="P146"><text:span text:style-name="T79">cal -y</text:span></text:p></draw:text-box></draw:frame><text:line-break/></text:p>
      <text:p text:style-name="P109"/>
      <text:p text:style-name="P110">2018 yılı için takvimi getirmek istersek</text:p>
      <text:p text:style-name="P110"/>
      <text:p text:style-name="P110"><draw:frame text:anchor-type="paragraph" draw:z-index="2" draw:name="Metin Çerçevesi 3" draw:style-name="gr1" draw:text-style-name="P147" svg:width="15.029cm" svg:height="0.708cm" svg:x="0.182cm" svg:y="0.065cm"><draw:text-box><text:p text:style-name="P146"><text:span text:style-name="T79">cal 2018</text:span></text:p></draw:text-box></draw:frame></text:p>
      <text:p text:style-name="P109"/>
      <text:p text:style-name="P109"/>
      <text:p text:style-name="P111">Mevcut tarihi almak için “<text:span text:style-name="T11">date</text:span>” komutu kullanılır.</text:p>
      <text:p text:style-name="P111"/>
      <text:p text:style-name="P111"><text:line-break/><text:span text:style-name="T29">History</text:span></text:p>
      <text:p text:style-name="P111"><text:span text:style-name="T29"/></text:p>
      <text:p text:style-name="P1"><text:span text:style-name="T32">“</text:span><text:span text:style-name="T12">history</text:span><text:span text:style-name="T32">” komutu ile geçmişte terminalde çalıştırılan komutlar görüntülenebilir.<text:line-break/><text:line-break/></text:span></text:p>
      <text:p text:style-name="P1"><draw:frame draw:style-name="fr3" draw:name="Görüntü1" text:anchor-type="char" svg:x="3.29cm" svg:y="0.191cm" svg:width="11.423cm" svg:height="7.331cm" draw:z-index="3"><draw:image xlink:href="Pictures/1000000000000213000001CEEE0AFEC872025705.png" xlink:type="simple" xlink:show="embed" xlink:actuate="onLoad" draw:mime-type="image/png"/></draw:frame></text:p>
      <text:p text:style-name="P2"><text:soft-page-break/><text:line-break/>Eğer ki geçmiş içerisinde 5. sıradaki komutu çalıştırmak istersek “<text:span text:style-name="T11">!5</text:span>” komutu çalıştırılır.</text:p>
      <text:p text:style-name="P2"/>
      <text:p text:style-name="P3">Geçmişteki son komutu çalıştırmak istersek “<text:span text:style-name="T11">!!</text:span>” komutu çalıştırılır.</text:p>
      <text:p text:style-name="P3"/>
      <text:p text:style-name="P3">Geçmişi temizlemek istersek;<text:line-break/></text:p>
      <text:p text:style-name="P3"><draw:frame text:anchor-type="paragraph" draw:z-index="4" draw:name="Metin Çerçevesi 4" draw:style-name="gr1" draw:text-style-name="P147" svg:width="15.029cm" svg:height="0.708cm" svg:x="0.182cm" svg:y="0.065cm"><draw:text-box><text:p text:style-name="P146"><text:span text:style-name="T79">history -c</text:span></text:p></draw:text-box></draw:frame><text:line-break/></text:p>
      <text:p text:style-name="P3"/>
      <text:p text:style-name="P112">Komut Yapısı</text:p>
      <text:p text:style-name="P112"/>
      <text:p text:style-name="P5"><draw:frame text:anchor-type="paragraph" draw:z-index="5" draw:name="Metin Çerçevesi 5" draw:style-name="gr1" draw:text-style-name="P147" svg:width="15.029cm" svg:height="0.708cm" svg:x="0.182cm" svg:y="0.065cm"><draw:text-box><text:p text:style-name="P146"><text:span text:style-name="T79">komut_adi secenek girdi</text:span></text:p></draw:text-box></draw:frame></text:p>
      <text:p text:style-name="P5"/>
      <text:p text:style-name="P6"/>
      <text:list text:style-name="L1">
        <text:list-item>
          <text:p text:style-name="P123">Seçenekler - ile yazılır.</text:p>
        </text:list-item>
        <text:list-item>
          <text:p text:style-name="P123">Seçeneklerin uzun hali ile yazılışında <text:s/>-- kullanılır.</text:p>
        </text:list-item>
        <text:list-item>
          <text:p text:style-name="P123">Girdiler ise düz şekilde yazılır<text:line-break/></text:p>
        </text:list-item>
      </text:list>
      <text:p text:style-name="P6"><draw:frame text:anchor-type="paragraph" draw:z-index="10" draw:name="Metin Çerçevesi 8" draw:style-name="gr1" draw:text-style-name="P147" svg:width="15.029cm" svg:height="0.708cm" svg:x="0.182cm" svg:y="0.065cm"><draw:text-box><text:p text:style-name="P146"><text:span text:style-name="T79">date -u</text:span></text:p></draw:text-box></draw:frame></text:p>
      <text:p text:style-name="P6"/>
      <text:p text:style-name="P6"><draw:frame text:anchor-type="paragraph" draw:z-index="11" draw:name="Metin Çerçevesi 9" draw:style-name="gr1" draw:text-style-name="P147" svg:width="15.029cm" svg:height="0.708cm" svg:x="0.182cm" svg:y="0.065cm"><draw:text-box><text:p text:style-name="P146"><text:span text:style-name="T79">date --universal</text:span></text:p></draw:text-box></draw:frame></text:p>
      <text:p text:style-name="P6"/>
      <text:p text:style-name="P6"><draw:frame text:anchor-type="paragraph" draw:z-index="12" draw:name="Metin Çerçevesi 10" draw:style-name="gr1" draw:text-style-name="P147" svg:width="15.029cm" svg:height="0.708cm" svg:x="0.182cm" svg:y="0.065cm"><draw:text-box><text:p text:style-name="P146"><text:span text:style-name="T79">cal -A 2 9 2023</text:span></text:p></draw:text-box></draw:frame></text:p>
      <text:p text:style-name="P6"><text:line-break/><text:line-break/>Şimdi ise komutların nereden geldiğini anlayalım.<text:line-break/><text:line-break/>Program dosyalarının nereden geldiğini anlamak için önce tüm dosyaları listeleyelim.</text:p>
      <text:p text:style-name="P5"/>
      <text:p text:style-name="P5"><draw:frame text:anchor-type="paragraph" draw:z-index="6" draw:name="Metin Çerçevesi 6" draw:style-name="gr1" draw:text-style-name="P147" svg:width="15.029cm" svg:height="0.708cm" svg:x="0.182cm" svg:y="0.065cm"><draw:text-box><text:p text:style-name="P146"><text:span text:style-name="T79">echo $PATH</text:span></text:p></draw:text-box></draw:frame></text:p>
      <text:p text:style-name="P5"/>
      <text:p text:style-name="P5"><text:line-break/><draw:frame draw:style-name="fr2" draw:name="Görüntü2" text:anchor-type="char" svg:width="18.002cm" svg:height="1.413cm" draw:z-index="7"><draw:image xlink:href="Pictures/10000000000003D40000004D1B8009123421BB70.png" xlink:type="simple" xlink:show="embed" xlink:actuate="onLoad" draw:mime-type="image/png"/></draw:frame><text:span text:style-name="T33">Biz terminale bir komut girdiğimizde bu sırayla klasörlere bakarak komutu bulur.</text:span></text:p>
      <text:p text:style-name="P5"/>
      <text:p text:style-name="P7">Hangi klasörün nerede olduğunu anlamak için “<text:span text:style-name="T11">which</text:span>” komutunu çalıştırırız.</text:p>
      <text:p text:style-name="P7"/>
      <text:p text:style-name="P7"><draw:frame text:anchor-type="paragraph" draw:z-index="8" draw:name="Metin Çerçevesi 7" draw:style-name="gr1" draw:text-style-name="P147" svg:width="15.029cm" svg:height="0.708cm" svg:x="0.182cm" svg:y="0.065cm"><draw:text-box><text:p text:style-name="P146"><text:span text:style-name="T79">which date</text:span></text:p></draw:text-box></draw:frame></text:p>
      <text:p text:style-name="P7"><draw:frame draw:style-name="fr1" draw:name="Görüntü3" text:anchor-type="char" svg:x="0cm" svg:y="0.487cm" svg:width="18.002cm" svg:height="0.953cm" draw:z-index="9"><draw:image xlink:href="Pictures/10000000000003650000002E63AC069DC257E78B.png" xlink:type="simple" xlink:show="embed" xlink:actuate="onLoad" draw:mime-type="image/png"/></draw:frame></text:p>
      <text:p text:style-name="P7"/>
      <text:p text:style-name="P8"><draw:frame text:anchor-type="paragraph" draw:z-index="17" draw:name="Metin Çerçevesi 13" draw:style-name="gr1" draw:text-style-name="P147" svg:width="15.029cm" svg:height="0.708cm" svg:x="0.182cm" svg:y="0.065cm"><draw:text-box><text:p text:style-name="P146"><text:span text:style-name="T79">which call echo cd</text:span></text:p></draw:text-box></draw:frame><text:line-break/><text:line-break/></text:p>
      <text:p text:style-name="P8"><draw:frame draw:style-name="fr1" draw:name="Görüntü6" text:anchor-type="char" svg:x="0.09cm" svg:y="0cm" svg:width="14.674cm" svg:height="1.503cm" draw:z-index="18"><draw:image xlink:href="Pictures/10000000000002BE00000047EE2FE51A7012A62E.png" xlink:type="simple" xlink:show="embed" xlink:actuate="onLoad" draw:mime-type="image/png"/></draw:frame></text:p>
      <text:p text:style-name="P8"><text:span text:style-name="T30"/></text:p>
      <text:p text:style-name="P8"><text:span text:style-name="T30"/></text:p>
      <text:p text:style-name="P8"><text:span text:style-name="T30"/></text:p>
      <text:p text:style-name="P8"><text:span text:style-name="T30"/></text:p>
      <text:p text:style-name="P8"><text:span text:style-name="T30"/></text:p>
      <text:p text:style-name="P8"><text:soft-page-break/><text:span text:style-name="T30">MAN PAGES</text:span></text:p>
      <text:p text:style-name="P7"><text:span text:style-name="T30"/></text:p>
      <text:p text:style-name="P9">Linux içerisindeki kodları ezberlememize gerek yoktur. Linux komutların ne işe yaradığını gösteren bir mekanizma sağlar. <text:span text:style-name="T34">(</text:span><text:a xlink:type="simple" xlink:href="https://www.man7.org/linux/man-pages/index.html" text:style-name="Internet_20_link" text:visited-style-name="Visited_20_Internet_20_Link"><text:span text:style-name="Citation"><text:span text:style-name="T34">https://www.man7.org/linux/man-pages/index.html</text:span></text:span></text:a><text:span text:style-name="T34">)</text:span></text:p>
      <text:p text:style-name="P10"><text:line-break/>Linux Man Pages içinde komutlar 8 kategoriye ayrılmıştır.</text:p>
      <text:p text:style-name="P10"/>
      <text:p text:style-name="P10">“<text:span text:style-name="T11">man</text:span>” komutu ile çalışır. Örneğin <text:span text:style-name="T11">which</text:span> komutu <text:span text:style-name="T35">ile </text:span><text:span text:style-name="T36">alakalı</text:span><text:span text:style-name="T35"> komutlara</text:span> bakmak istersek <text:span text:style-name="T38">aşağıdaki şekilde yapabiliriz. Burada -k ile komutun içinde veya açıklamasının içinde which geçenleri aradık.</text:span></text:p>
      <text:p text:style-name="P10"/>
      <text:p text:style-name="P10"><draw:frame text:anchor-type="paragraph" draw:z-index="14" draw:name="Metin Çerçevesi 11" draw:style-name="gr1" draw:text-style-name="P147" svg:width="15.029cm" svg:height="0.708cm" svg:x="0.182cm" svg:y="0.065cm"><draw:text-box><text:p text:style-name="P146"><text:span text:style-name="T79">man -k which</text:span></text:p></draw:text-box></draw:frame><text:line-break/><text:line-break/></text:p>
      <text:p text:style-name="P10"><draw:frame draw:style-name="fr2" draw:name="Görüntü4" text:anchor-type="char" svg:width="18.002cm" svg:height="4.927cm" draw:z-index="13"><draw:image xlink:href="Pictures/10000000000003CC0000010A9A64FA81E08ED953.png" xlink:type="simple" xlink:show="embed" xlink:actuate="onLoad" draw:mime-type="image/png"/></draw:frame></text:p>
      <text:p text:style-name="P11"><text:span text:style-name="T11">which</text:span> komutunun ne işe yaradığını öğrenmek istersek</text:p>
      <text:p text:style-name="P11"/>
      <text:p text:style-name="P11"><draw:frame text:anchor-type="paragraph" draw:z-index="16" draw:name="Metin Çerçevesi 12" draw:style-name="gr1" draw:text-style-name="P147" svg:width="15.029cm" svg:height="0.708cm" svg:x="0.182cm" svg:y="0.065cm"><draw:text-box><text:p text:style-name="P146"><text:span text:style-name="T79">man which</text:span></text:p></draw:text-box></draw:frame></text:p>
      <text:p text:style-name="P11"/>
      <text:p text:style-name="P11"><draw:frame draw:style-name="fr4" draw:name="Görüntü5" text:anchor-type="char" svg:width="18.002cm" svg:height="10.823cm" draw:z-index="15"><draw:image xlink:href="Pictures/10000000000003C300000243A5E6BB32C0633C61.png" xlink:type="simple" xlink:show="embed" xlink:actuate="onLoad" draw:mime-type="image/png"/></draw:frame><text:line-break/><text:span text:style-name="T37">Yukarıda dikkat edilmesi gereken bir diğer nokta</text:span><text:span text:style-name="T13"> [ ] </text:span><text:span text:style-name="T37">köşeli parantez içinde kullanabileceğim opsiyonlar var.</text:span></text:p>
      <text:p text:style-name="P11"/>
      <text:p text:style-name="P12">Köşeli parantez bu opsiyonların zorunlu olmadığını gösterir.</text:p>
      <text:p text:style-name="P12"><text:soft-page-break/></text:p>
      <text:p text:style-name="P13">Eğer zorunlu bir kullanım olursa <text:span text:style-name="T11">&lt; &gt;</text:span> ile gösterilir.</text:p>
      <text:p text:style-name="P13"/>
      <text:p text:style-name="P13"/>
      <text:p text:style-name="P13"><draw:frame text:anchor-type="paragraph" draw:z-index="19" draw:name="Metin Çerçevesi 14" draw:style-name="gr1" draw:text-style-name="P147" svg:width="15.029cm" svg:height="0.708cm" svg:x="0.182cm" svg:y="-0.268cm"><draw:text-box><text:p text:style-name="P146"><text:span text:style-name="T79">which [ -a ] &lt;OPTION&gt; filename ...</text:span></text:p></draw:text-box></draw:frame></text:p>
      <text:p text:style-name="P13"/>
      <text:p text:style-name="P14">Eğer veya işareti kullanmak istersek bu opsiyonlar içerisinde<text:span text:style-name="T11"> |</text:span> işareti kullanırız. Burada veya bildiğimiz lojikteki gibi değil de, bu ikisinden biri ile çalıştırabilirsiniz anlamında.<text:line-break/></text:p>
      <text:p text:style-name="P14"/>
      <text:p text:style-name="P14"><draw:frame text:anchor-type="paragraph" draw:z-index="20" draw:name="Metin Çerçevesi 15" draw:style-name="gr1" draw:text-style-name="P147" svg:width="15.029cm" svg:height="0.708cm" svg:x="0.182cm" svg:y="-0.268cm"><draw:text-box><text:p text:style-name="P146"><text:span text:style-name="T79">which [ -a | -b ] &lt;OPTION&gt; filename ...</text:span></text:p></draw:text-box></draw:frame></text:p>
      <text:p text:style-name="P14"/>
      <text:p text:style-name="P14">Eğer birden fazla opsiyonu aynı anda kullanmak istersek;</text:p>
      <text:p text:style-name="P14"/>
      <text:p text:style-name="P14"/>
      <text:p text:style-name="P14"><draw:frame text:anchor-type="paragraph" draw:z-index="21" draw:name="Metin Çerçevesi 16" draw:style-name="gr1" draw:text-style-name="P147" svg:width="15.029cm" svg:height="0.708cm" svg:x="0.182cm" svg:y="-0.268cm"><draw:text-box><text:p text:style-name="P146"><text:span text:style-name="T79">which [ -a , -b, -c ] &lt;OPTION&gt; filename ...</text:span></text:p></draw:text-box></draw:frame></text:p>
      <text:p text:style-name="P14"/>
      <text:p text:style-name="P13"/>
      <text:p text:style-name="P15">Örneğin bir komut arıyoruz ve bu komutun klasörleri listeleme ile ilgili olduğunu biliyoruz.<text:line-break/><text:line-break/></text:p>
      <text:p text:style-name="P15"><draw:frame text:anchor-type="paragraph" draw:z-index="22" draw:name="Metin Çerçevesi 17" draw:style-name="gr1" draw:text-style-name="P147" svg:width="15.029cm" svg:height="0.708cm" svg:x="0.182cm" svg:y="-0.268cm"><draw:text-box><text:p text:style-name="P146"><text:span text:style-name="T79">man -k “list directory”</text:span></text:p></draw:text-box></draw:frame></text:p>
      <text:p text:style-name="P13"/>
      <text:p text:style-name="P13"><draw:frame draw:style-name="fr2" draw:name="Görüntü7" text:anchor-type="char" svg:width="18.002cm" svg:height="2.302cm" draw:z-index="23"><draw:image xlink:href="Pictures/10000000000003B200000079C01D7A813E07870F.png" xlink:type="simple" xlink:show="embed" xlink:actuate="onLoad" draw:mime-type="image/png"/></draw:frame><text:line-break/><text:span text:style-name="T39">Burada görüyoruz ki “</text:span><text:span text:style-name="T14">ls</text:span><text:span text:style-name="T39">” komutu ile listeleme yapabiliyoruz.</text:span></text:p>
      <text:p text:style-name="P13"/>
      <text:p text:style-name="P16">Sadece ls komutu için arama yaparsak aşağıdaki gibi bir sonuç alırız.</text:p>
      <text:p text:style-name="P16"/>
      <text:p text:style-name="P16"><draw:frame text:anchor-type="paragraph" draw:z-index="24" draw:name="Metin Çerçevesi 18" draw:style-name="gr1" draw:text-style-name="P147" svg:width="15.029cm" svg:height="0.708cm" svg:x="0.182cm" svg:y="-0.268cm"><draw:text-box><text:p text:style-name="P146"><text:span text:style-name="T79">man ls</text:span></text:p></draw:text-box></draw:frame></text:p>
      <text:p text:style-name="P16"/>
      <text:p text:style-name="P16"><draw:frame draw:style-name="fr4" draw:name="Görüntü8" text:anchor-type="char" svg:width="18.002cm" svg:height="8.938cm" draw:z-index="25"><draw:image xlink:href="Pictures/100000000000052C00000329112BC66C51B4E4BF.png" xlink:type="simple" xlink:show="embed" xlink:actuate="onLoad" draw:mime-type="image/png"/></draw:frame><text:line-break/></text:p>
      <text:p text:style-name="P17"><text:soft-page-break/>Şimdi yukarıdaki ls komutunu kullanalım.</text:p>
      <text:p text:style-name="P17"/>
      <text:p text:style-name="P17"><draw:frame text:anchor-type="paragraph" draw:z-index="26" draw:name="Metin Çerçevesi 19" draw:style-name="gr1" draw:text-style-name="P147" svg:width="15.029cm" svg:height="0.708cm" svg:x="0.182cm" svg:y="-0.268cm"><draw:text-box><text:p text:style-name="P146"><text:span text:style-name="T79">ls</text:span></text:p></draw:text-box></draw:frame></text:p>
      <text:p text:style-name="P17"/>
      <text:p text:style-name="P17"><draw:frame draw:style-name="fr2" draw:name="Görüntü9" text:anchor-type="char" svg:width="18.002cm" svg:height="0.863cm" draw:z-index="27"><draw:image xlink:href="Pictures/10000000000003FE000000315B09F410845C1B72.png" xlink:type="simple" xlink:show="embed" xlink:actuate="onLoad" draw:mime-type="image/png"/></draw:frame></text:p>
      <text:p text:style-name="P17"/>
      <text:p text:style-name="P18">Detaylı bir listeleme yapmak istersek <text:span text:style-name="T11">-l</text:span> opsiyonunu kullanırız.</text:p>
      <text:p text:style-name="P18"/>
      <text:p text:style-name="P18"><draw:frame text:anchor-type="paragraph" draw:z-index="28" draw:name="Metin Çerçevesi 20" draw:style-name="gr1" draw:text-style-name="P147" svg:width="15.029cm" svg:height="0.708cm" svg:x="0.182cm" svg:y="-0.268cm"><draw:text-box><text:p text:style-name="P146"><text:span text:style-name="T79">ls -l</text:span></text:p></draw:text-box></draw:frame></text:p>
      <text:p text:style-name="P18"/>
      <text:p text:style-name="P18"><draw:frame draw:style-name="fr1" draw:name="Görüntü10" text:anchor-type="char" svg:x="0.265cm" svg:y="0cm" svg:width="16.806cm" svg:height="5.884cm" draw:z-index="29"><draw:image xlink:href="Pictures/100000000000031A0000011640BD53C705A507E4.png" xlink:type="simple" xlink:show="embed" xlink:actuate="onLoad" draw:mime-type="image/png"/></draw:frame></text:p>
      <text:p text:style-name="P18"/>
      <text:p text:style-name="P19"><text:span text:style-name="Emphasis">Dosyalar arasında aşağı yukarı gezinebilmemizi “</text:span><text:span text:style-name="Emphasis"><text:span text:style-name="T11">cd</text:span></text:span><text:span text:style-name="Emphasis">” komutu ile sağlıyoruz. Ancak burada man komutunu cd komutu ile kullanamıyoruz. </text:span><text:span text:style-name="Emphasis"><text:span text:style-name="T40">Bu durumda “help cd” ile bu bilgiye ulaşabiliriz. Man ile açıklaması bulunmayanlara bu şekilde ulaşılabilir.</text:span></text:span></text:p>
      <text:p text:style-name="P19"><text:span text:style-name="Emphasis"/></text:p>
      <text:p text:style-name="P19"><text:span text:style-name="Emphasis"/></text:p>
      <text:p text:style-name="P20"><text:span text:style-name="Emphasis"><text:span text:style-name="T31">Input &amp; Output</text:span></text:span></text:p>
      <text:p text:style-name="P19"><text:span text:style-name="Emphasis"/></text:p>
      <text:p text:style-name="P19"/>
      <text:p text:style-name="P19"><draw:frame draw:style-name="fr3" draw:name="Görüntü11" text:anchor-type="char" svg:x="5.085cm" svg:y="0cm" svg:width="7.832cm" svg:height="6.562cm" draw:z-index="30"><draw:image xlink:href="Pictures/10000000000001720000013622B1CECAB1180C5B.png" xlink:type="simple" xlink:show="embed" xlink:actuate="onLoad" draw:mime-type="image/png"/></draw:frame></text:p>
      <text:p text:style-name="P19"/>
      <text:p text:style-name="P21"/>
      <text:p text:style-name="P21">Burada düzgün çalışan bir komut Standart Output olarak ekrana gelir, ancak hatalı girilen veya hatalı sonuç veren bir komut Standard Error olarak ekrana gelir.</text:p>
      <text:p text:style-name="P18"/>
      <text:p text:style-name="P24"/>
      <text:p text:style-name="P18"/>
      <text:p text:style-name="P24"><text:soft-page-break/>Input &amp; Output numaralandırmaları şu şekildedir</text:p>
      <text:p text:style-name="P17"/>
      <text:list text:style-name="L2">
        <text:list-item>
          <text:p text:style-name="P124">Standard Input --&gt; 0</text:p>
          <text:p text:style-name="P124"/>
        </text:list-item>
        <text:list-item>
          <text:p text:style-name="P124">Standard Output --&gt; 1</text:p>
        </text:list-item>
      </text:list>
      <text:p text:style-name="P24"/>
      <text:list text:continue-numbering="true" text:style-name="L2">
        <text:list-item>
          <text:p text:style-name="P124">Standard Error --&gt; 2</text:p>
        </text:list-item>
      </text:list>
      <text:p text:style-name="P17"/>
      <text:p text:style-name="P17"/>
      <text:p text:style-name="P21">Örnek ile ilerlersek;</text:p>
      <text:p text:style-name="P21"/>
      <text:p text:style-name="P93">Düzgün biçimde çalışan komut</text:p>
      <text:p text:style-name="P21"/>
      <text:p text:style-name="P21"><draw:frame text:anchor-type="paragraph" draw:z-index="32" draw:name="Metin Çerçevesi 21" draw:style-name="gr1" draw:text-style-name="P147" svg:width="15.029cm" svg:height="0.708cm" svg:x="0.182cm" svg:y="-0.268cm"><draw:text-box><text:p text:style-name="P146"><text:span text:style-name="T79">cal</text:span></text:p></draw:text-box></draw:frame></text:p>
      <text:p text:style-name="P21"/>
      <text:p text:style-name="P21"><draw:frame draw:style-name="fr3" draw:name="Görüntü12" text:anchor-type="char" svg:x="0.032cm" svg:y="0cm" svg:width="13.272cm" svg:height="4.72cm" draw:z-index="31"><draw:image xlink:href="Pictures/1000000000000273000000DFDD70E1DB323A744C.png" xlink:type="simple" xlink:show="embed" xlink:actuate="onLoad" draw:mime-type="image/png"/></draw:frame></text:p>
      <text:p text:style-name="P93">Hatalı çalışan komut</text:p>
      <text:p text:style-name="P21"/>
      <text:p text:style-name="P17"><draw:frame draw:style-name="fr2" draw:name="Görüntü13" text:anchor-type="char" svg:width="18.002cm" svg:height="4.695cm" draw:z-index="33"><draw:image xlink:href="Pictures/10000000000003DD0000010244679D7A0E9C4FD9.png" xlink:type="simple" xlink:show="embed" xlink:actuate="onLoad" draw:mime-type="image/png"/></draw:frame></text:p>
      <text:p text:style-name="P21">Yukarıda görüldüğü üzere “cal” komutu için “-u” opsiyonu bulunmamaktadır.</text:p>
      <text:p text:style-name="P21"/>
      <text:p text:style-name="P21"/>
      <text:p text:style-name="P22"><text:span text:style-name="T25">Komut Yönlendirme </text:span><text:span text:style-name="T11">(</text:span><text:span text:style-name="T25">Redirecting</text:span><text:span text:style-name="T11">)</text:span></text:p>
      <text:p text:style-name="P22"><text:span text:style-name="T11"/></text:p>
      <text:p text:style-name="P22">Input akışlarını gördükten sonra bu kanallardan aktarılan verileri bir dosyaya veya komuta aktarmayı görelim.</text:p>
      <text:p text:style-name="P22"/>
      <text:p text:style-name="P23">Mesela “date” komutu ile güncel tarihi elde ederiz. Peki ben bu komutu input olarak verdiğimde output olarak aldığım veriyi date.txt isimli bir dosyaya aktarmak istersem ne yapmalıyım ?</text:p>
      <text:p text:style-name="P23"/>
      <text:p text:style-name="P23">Bu sorunun cevabı şu şekilde;</text:p>
      <text:p text:style-name="P23"/>
      <text:p text:style-name="P23"><draw:frame text:anchor-type="paragraph" draw:z-index="34" draw:name="Metin Çerçevesi 22" draw:style-name="gr1" draw:text-style-name="P147" svg:width="15.029cm" svg:height="0.708cm" svg:x="0.182cm" svg:y="-0.268cm"><draw:text-box><text:p text:style-name="P146"><text:span text:style-name="T79">date 1&gt; date.txt</text:span></text:p></draw:text-box></draw:frame></text:p>
      <text:p text:style-name="P23"/>
      <text:p text:style-name="P23"><draw:frame draw:style-name="fr3" draw:name="Görüntü14" text:anchor-type="char" svg:x="0.28cm" svg:y="0cm" svg:width="13.441cm" svg:height="1.799cm" draw:z-index="35"><draw:image xlink:href="Pictures/100000000000027B000000554D973B93AE356E1A.png" xlink:type="simple" xlink:show="embed" xlink:actuate="onLoad" draw:mime-type="image/png"/></draw:frame><text:soft-page-break/></text:p>
      <text:p text:style-name="P23"><draw:frame draw:style-name="fr2" draw:name="Görüntü15" text:anchor-type="char" svg:width="18.002cm" svg:height="1.926cm" draw:z-index="36"><draw:image xlink:href="Pictures/1000000000000381000000600C7E52FD346073A1.png" xlink:type="simple" xlink:show="embed" xlink:actuate="onLoad" draw:mime-type="image/png"/></draw:frame></text:p>
      <text:p text:style-name="P23">Yukarıda da görüldüğü üzere 1 numaralı kanaldan <text:span text:style-name="T41">yani Standard Output cevabını date.txt içerisine aktardık.</text:span></text:p>
      <text:p text:style-name="P23"/>
      <text:p text:style-name="P25">Bu komutu tekrar çalıştırırsak date.txt içerisindeki veriyi yeni komut ile ezer. </text:p>
      <text:p text:style-name="P25"/>
      <text:p text:style-name="P25">Peki ben yeniden çalıştırdığım komut çıktısını altına eklemek istersem ne yapmalıyım?</text:p>
      <text:p text:style-name="P25"/>
      <text:p text:style-name="P25">Bunun için aşağıdaki komutu kullanabiliriz.</text:p>
      <text:p text:style-name="P25"/>
      <text:p text:style-name="P25"><draw:frame text:anchor-type="paragraph" draw:z-index="37" draw:name="Metin Çerçevesi 23" draw:style-name="gr1" draw:text-style-name="P147" svg:width="15.029cm" svg:height="0.708cm" svg:x="0.182cm" svg:y="-0.268cm"><draw:text-box><text:p text:style-name="P146"><text:span text:style-name="T79">date 1&gt;&gt; date.txt</text:span></text:p></draw:text-box></draw:frame></text:p>
      <text:p text:style-name="P23"/>
      <text:p text:style-name="P23"><draw:frame draw:style-name="fr2" draw:name="Görüntü16" text:anchor-type="char" svg:width="18.002cm" svg:height="2.043cm" draw:z-index="38"><draw:image xlink:href="Pictures/100000000000036800000063BC611BC59D1E23B6.png" xlink:type="simple" xlink:show="embed" xlink:actuate="onLoad" draw:mime-type="image/png"/></draw:frame></text:p>
      <text:p text:style-name="P25">Sonuç yukarıdaki gibi olacaktır.</text:p>
      <text:p text:style-name="P25"/>
      <text:p text:style-name="P26">Burada 1 numaralı kanaldan gelenleri date.txt içine yönlendirdim. Peki 2 numaralı kanaldan gelenleri de ayrı bir dosyaya yönlendirmek istersek ne yapmalıyız ?</text:p>
      <text:p text:style-name="P26"/>
      <text:p text:style-name="P26"><draw:frame text:anchor-type="paragraph" draw:z-index="39" draw:name="Metin Çerçevesi 24" draw:style-name="gr1" draw:text-style-name="P147" svg:width="15.029cm" svg:height="0.708cm" svg:x="0.182cm" svg:y="-0.268cm"><draw:text-box><text:p text:style-name="P146"><text:span text:style-name="T79">date 1&gt;&gt; date.txt 2&gt;&gt; error.txt</text:span></text:p></draw:text-box></draw:frame></text:p>
      <text:p text:style-name="P27"/>
      <text:p text:style-name="P26"><draw:frame draw:style-name="fr5" draw:name="Görüntü17" text:anchor-type="char" svg:width="18.002cm" svg:height="5.166cm" draw:z-index="40"><draw:image xlink:href="Pictures/100000000000036E000000FC84D7F70D7599FC8D.png" xlink:type="simple" xlink:show="embed" xlink:actuate="onLoad" draw:mime-type="image/png"/></draw:frame><draw:frame draw:style-name="fr1" draw:name="Görüntü18" text:anchor-type="char" svg:x="0.085cm" svg:y="5.637cm" svg:width="18.002cm" svg:height="2.134cm" draw:z-index="41"><draw:image xlink:href="Pictures/100000000000037E0000006A3EDA014AECFFE097.png" xlink:type="simple" xlink:show="embed" xlink:actuate="onLoad" draw:mime-type="image/png"/></draw:frame></text:p>
      <text:p text:style-name="P26"><draw:frame draw:style-name="fr1" draw:name="Görüntü19" text:anchor-type="char" svg:x="0.106cm" svg:y="0.025cm" svg:width="18.002cm" svg:height="2.297cm" draw:z-index="42"><draw:image xlink:href="Pictures/10000000000003870000008B9B5F39B7E079B0EB.png" xlink:type="simple" xlink:show="embed" xlink:actuate="onLoad" draw:mime-type="image/png"/></draw:frame></text:p>
      <text:p text:style-name="P27"><text:soft-page-break/>Yukarıda da görüldüğü üzere 2 numaralı kanaldan bir hata çıktısı olmadığı için herhangi bir veri yazılmamıştır.</text:p>
      <text:p text:style-name="P27"/>
      <text:p text:style-name="P28">Hata üretebilen bir komut girersek;</text:p>
      <text:p text:style-name="P28"/>
      <text:p text:style-name="P28"/>
      <text:p text:style-name="P26"><draw:frame text:anchor-type="paragraph" draw:z-index="43" draw:name="Metin Çerçevesi 25" draw:style-name="gr1" draw:text-style-name="P147" svg:width="15.029cm" svg:height="0.708cm" svg:x="0.182cm" svg:y="-0.268cm"><draw:text-box><text:p text:style-name="P146"><text:span text:style-name="T79">date shdhslhdlshd 1&gt;&gt; date.txt 2&gt;&gt; error.txt</text:span></text:p></draw:text-box></draw:frame></text:p>
      <text:p text:style-name="P26"><draw:frame draw:style-name="fr3" draw:name="Görüntü20" text:anchor-type="char" svg:x="0.101cm" svg:y="0.445cm" svg:width="12.467cm" svg:height="2.328cm" draw:z-index="44"><draw:image xlink:href="Pictures/100000000000024D0000006E79AC1DCF05E693B1.png" xlink:type="simple" xlink:show="embed" xlink:actuate="onLoad" draw:mime-type="image/png"/></draw:frame><draw:frame draw:style-name="fr1" draw:name="Görüntü21" text:anchor-type="char" svg:x="0.143cm" svg:y="3.196cm" svg:width="13.737cm" svg:height="2.794cm" draw:z-index="45"><draw:image xlink:href="Pictures/10000000000002890000008494B5F8CE85DBF2B6.png" xlink:type="simple" xlink:show="embed" xlink:actuate="onLoad" draw:mime-type="image/png"/></draw:frame><text:lin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9">Yukarıda görüldüğü üzere 2 numaralı standard error taraflı çıktıdan gelen hatalı işlemde yeni bir satır eklendi fakat 1 numaralı standard output çıktısı olmadığı için date.txt içerisine herhangi bir şey eklenmedi.</text:p>
      <text:p text:style-name="P29"/>
      <text:p text:style-name="P30">Standard Input içinde bir veri aktarabiliriz. Bunun için daha sonradan göreceğimiz “<text:span text:style-name="T11">cat</text:span>” komutunu kullanalım.</text:p>
      <text:p text:style-name="P30"/>
      <text:p text:style-name="P30"><draw:frame text:anchor-type="paragraph" draw:z-index="46" draw:name="Metin Çerçevesi 26" draw:style-name="gr1" draw:text-style-name="P147" svg:width="15.029cm" svg:height="0.708cm" svg:x="0.182cm" svg:y="-0.268cm"><draw:text-box><text:p text:style-name="P146"><text:span text:style-name="T79">cat 0&lt; date.txt</text:span></text:p></draw:text-box></draw:frame></text:p>
      <text:p text:style-name="P30"/>
      <text:p text:style-name="P30"><draw:frame draw:style-name="fr2" draw:name="Görüntü22" text:anchor-type="char" svg:width="18.002cm" svg:height="2.268cm" draw:z-index="47"><draw:image xlink:href="Pictures/1000000000000398000000743BFAB5044203BA0B.png" xlink:type="simple" xlink:show="embed" xlink:actuate="onLoad" draw:mime-type="image/png"/></draw:frame></text:p>
      <text:p text:style-name="P30"/>
      <text:p text:style-name="P31">Görüldüğü üzere önceden date.txt içine eklenen 3 satırlık <text:span text:style-name="T42">verileri</text:span> bu şekilde okuyabiliyoruz.</text:p>
      <text:p text:style-name="P31"/>
      <text:p text:style-name="P32">Buradan “<text:span text:style-name="T15">cat</text:span>” <text:span text:style-name="T43">komutu ile</text:span> aldığımız verileri “<text:span text:style-name="T11">hello.txt</text:span>” isimli dosyaya yazdır<text:span text:style-name="T44">alım. Eğer bir hata olursa da “</text:span><text:span text:style-name="T16">error.txt</text:span><text:span text:style-name="T44">” içerisine bunu yazdıralım.</text:span><text:line-break/></text:p>
      <text:p text:style-name="P32"/>
      <text:p text:style-name="P32"><draw:frame text:anchor-type="paragraph" draw:z-index="48" draw:name="Metin Çerçevesi 27" draw:style-name="gr1" draw:text-style-name="P147" svg:width="15.029cm" svg:height="0.708cm" svg:x="0.182cm" svg:y="-0.268cm"><draw:text-box><text:p text:style-name="P146"><text:span text:style-name="T79">cat 0&lt; date.txt 1&gt;&gt; hello.txt 2&gt;&gt; error.txt</text:span></text:p></draw:text-box></draw:frame></text:p>
      <text:p text:style-name="P32"/>
      <text:p text:style-name="P33">Başarılı şekilde çalıştığı için “<text:span text:style-name="T11">hello.txt</text:span>” dosyası şu şekilde olacaktır.</text:p>
      <text:p text:style-name="P33"><draw:frame draw:style-name="fr1" draw:name="Görüntü23" text:anchor-type="char" svg:x="0.026cm" svg:y="0.381cm" svg:width="17.357cm" svg:height="4.022cm" draw:z-index="49"><draw:image xlink:href="Pictures/1000000000000334000000BED14C289EDBFA5FA7.png" xlink:type="simple" xlink:show="embed" xlink:actuate="onLoad" draw:mime-type="image/png"/></draw:frame></text:p>
      <text:p text:style-name="P34"><text:soft-page-break/>Kullandığımız terminaller de aslında birer dosyadan ibarettir.</text:p>
      <text:p text:style-name="P34"/>
      <text:p text:style-name="P34">2 ayrı terminal açalım ve birinden diğerine bir input yollamayı deneyelim.</text:p>
      <text:p text:style-name="P34"/>
      <text:p text:style-name="P34"><draw:frame draw:style-name="fr4" draw:name="Görüntü24" text:anchor-type="char" svg:width="18.002cm" svg:height="8.423cm" draw:z-index="50"><draw:image xlink:href="Pictures/10000000000006D30000029EAEA5AD2E55D93AA0.png" xlink:type="simple" xlink:show="embed" xlink:actuate="onLoad" draw:mime-type="image/png"/></draw:frame></text:p>
      <text:p text:style-name="P35">Yukarıda görüldüğü üzere her terminal ayrı birer dosya konumuna işaret etmektedir.</text:p>
      <text:p text:style-name="P35"/>
      <text:p text:style-name="P35">Şimdi 1. terminal içerisinde “<text:span text:style-name="T11">date.txt</text:span>” içerisinde yazanları input olarak 2. terminale aktaralım.</text:p>
      <text:p text:style-name="P35"/>
      <text:p text:style-name="P35"><draw:frame draw:style-name="fr2" draw:name="Görüntü25" text:anchor-type="char" svg:width="18.002cm" svg:height="6.392cm" draw:z-index="51"><draw:image xlink:href="Pictures/10000000000006C4000001D8A2D2E742C1A5B27F.png" xlink:type="simple" xlink:show="embed" xlink:actuate="onLoad" draw:mime-type="image/png"/></draw:frame></text:p>
      <text:p text:style-name="P35">Yukarıdaki gibi bir çıktı alırız.Yani Linux içindeki herşey birer dosyadan oluşmaktadır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<text:soft-page-break/><text:span text:style-name="T25">Komut Birleştirme</text:span> <text:span text:style-name="T25">(Piping)</text:span></text:p>
      <text:p text:style-name="P36"><text:span text:style-name="T25"/></text:p>
      <text:p text:style-name="P36"><draw:frame draw:style-name="fr2" draw:name="Görüntü26" text:anchor-type="char" svg:width="18.002cm" svg:height="7.142cm" draw:z-index="52"><draw:image xlink:href="Pictures/10000000000003F2000001BF211B65780C5A8571.png" xlink:type="simple" xlink:show="embed" xlink:actuate="onLoad" draw:mime-type="image/png"/></draw:frame></text:p>
      <text:p text:style-name="P36"><text:span text:style-name="T25"/></text:p>
      <text:p text:style-name="P37">Yukarıda da anlaşılacağı üzere bir basamakta işlem yapıp çıktıyı diğer bir adıma aktararak devam eden süreçtir.</text:p>
      <text:p text:style-name="P37"/>
      <text:p text:style-name="P38">Burada “<text:span text:style-name="T11">cut</text:span>” komutunu da kullanacağız. Bu komutu “<text:span text:style-name="T11">man</text:span>” komutu ile incelersek;</text:p>
      <text:p text:style-name="P38"/>
      <text:p text:style-name="P38"><draw:frame text:anchor-type="paragraph" draw:z-index="53" draw:name="Metin Çerçevesi 28" draw:style-name="gr1" draw:text-style-name="P147" svg:width="15.029cm" svg:height="0.708cm" svg:x="0.182cm" svg:y="-0.268cm"><draw:text-box><text:p text:style-name="P146"><text:span text:style-name="T79">man cut</text:span></text:p></draw:text-box></draw:frame></text:p>
      <text:p text:style-name="P36"><text:span text:style-name="T25"/></text:p>
      <text:p text:style-name="P36"><draw:frame draw:style-name="fr2" draw:name="Görüntü27" text:anchor-type="char" svg:width="18.002cm" svg:height="8.156cm" draw:z-index="54"><draw:image xlink:href="Pictures/10000000000003D300000257865B3F13A4C041A6.png" xlink:type="simple" xlink:show="embed" xlink:actuate="onLoad" draw:mime-type="image/png"/></draw:frame><text:span text:style-name="T25"/></text:p>
      <text:p text:style-name="P39">Bu komut aslında bildiğimiz <text:span text:style-name="T45">kopyalama</text:span> komutudur. Yukarıda da ayrıntılı bir şekilde görebiliriz.</text:p>
      <text:p text:style-name="P36"><text:span text:style-name="T25"/></text:p>
      <text:p text:style-name="P4">Bir örnek üzerinden gidecek olursak;</text:p>
      <text:p text:style-name="P4"><draw:frame text:anchor-type="paragraph" draw:z-index="55" draw:name="Metin Çerçevesi 29" draw:style-name="gr1" draw:text-style-name="P147" svg:width="15.029cm" svg:height="0.708cm" svg:x="0.182cm" svg:y="0.176cm"><draw:text-box><text:p text:style-name="P146"><text:span text:style-name="T79">date 1&gt;&gt; date.txt</text:span></text:p></draw:text-box></draw:frame></text:p>
      <text:p text:style-name="P4"/>
      <text:p text:style-name="P36"><text:span text:style-name="T25"/></text:p>
      <text:p text:style-name="P40">Önceki örneklerde olduğu gibi <text:span text:style-name="T11">date</text:span> komutu <text:s/>üzerinden ilerliyoruz ve mevcut zamanı <text:span text:style-name="T11">date.txt</text:span> dosyası üzerine ekliyoruz.</text:p>
      <text:p text:style-name="P40"/>
      <text:p text:style-name="P40"/>
      <text:p text:style-name="P40"/>
      <text:p text:style-name="P40"><text:soft-page-break/></text:p>
      <text:p text:style-name="P40">Şimdi ise <text:span text:style-name="T11">date.txt</text:span> dosyası içerisindeki bu veriyi keselim.</text:p>
      <text:p text:style-name="P40"><draw:frame text:anchor-type="paragraph" draw:z-index="56" draw:name="Metin Çerçevesi 30" draw:style-name="gr1" draw:text-style-name="P147" svg:width="15.029cm" svg:height="0.708cm" svg:x="0.182cm" svg:y="0.452cm"><draw:text-box><text:p text:style-name="P146"><text:span text:style-name="T79">cut 0&lt; date.txt --delimiter " " --fields 3 </text:span></text:p></draw:text-box></draw:frame></text:p>
      <text:p text:style-name="P40"/>
      <text:p text:style-name="P40"/>
      <text:p text:style-name="P40"/>
      <text:p text:style-name="P41">Yukarıda yaptığımız işlemi şu şekilde açıklayabiliriz.</text:p>
      <text:p text:style-name="P41"/>
      <text:p text:style-name="P94"><draw:frame draw:style-name="fr1" draw:name="Görüntü28" text:anchor-type="char" svg:x="0.048cm" svg:y="0cm" svg:width="13.843cm" svg:height="2.794cm" draw:z-index="57"><draw:image xlink:href="Pictures/100000000000028E000000843532B18A2F87A6BC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><draw:frame draw:style-name="fr2" draw:name="Görüntü29" text:anchor-type="char" svg:width="18.002cm" svg:height="2.842cm" draw:z-index="58"><draw:image xlink:href="Pictures/100000000000036A0000008A0A9DC94332B2ADD8.png" xlink:type="simple" xlink:show="embed" xlink:actuate="onLoad" draw:mime-type="image/png"/></draw:frame></text:p>
      <text:p text:style-name="P42">İlk olarak<text:span text:style-name="T11"> date.txt</text:span> içerisindeki verileri cut komutunun input verisi olarak aldık. Daha sonra bu veriyi boşluk ile ayırdık ve 4. sütunu almak istedik. Sonuç olarakta 2023 verisini elde ettik.</text:p>
      <text:p text:style-name="P42"/>
      <text:p text:style-name="P42"/>
      <text:p text:style-name="P43">Peki bunu daha kısa nasıl yapabiliriz?</text:p>
      <text:p text:style-name="P43"/>
      <text:p text:style-name="P43"><draw:frame text:anchor-type="paragraph" draw:z-index="59" draw:name="Metin Çerçevesi 31" draw:style-name="gr1" draw:text-style-name="P147" svg:width="15.029cm" svg:height="0.708cm" svg:x="0.182cm" svg:y="0.452cm"><draw:text-box><text:p text:style-name="P146"><text:span text:style-name="T79">date | cut -d " " -f 4 </text:span></text:p></draw:text-box></draw:frame></text:p>
      <text:p text:style-name="P41"/>
      <text:p text:style-name="P41"/>
      <text:p text:style-name="P40"/>
      <text:p text:style-name="P43">Yukarıdaki işlemde aynı şekilde çalışacaktır. Burada “<text:span text:style-name="T11">|</text:span>” ile bir önceki komutun çıktısı sonraki kısma aktarılır.</text:p>
      <text:p text:style-name="P43"/>
      <text:p text:style-name="P44">Bu sonucu da “years.txt” klasörünün içine aktarırsak;</text:p>
      <text:p text:style-name="P44"><draw:frame text:anchor-type="paragraph" draw:z-index="60" draw:name="Metin Çerçevesi 32" draw:style-name="gr1" draw:text-style-name="P147" svg:width="15.029cm" svg:height="0.708cm" svg:x="0.182cm" svg:y="0.452cm"><draw:text-box><text:p text:style-name="P146"><text:span text:style-name="T79">date | cut -d " " -f 4 1&gt;&gt; years.txt</text:span></text:p></draw:text-box></draw:frame></text:p>
      <text:p text:style-name="P44"/>
      <text:p text:style-name="P44"/>
      <text:p text:style-name="P45">bu şekilde çalıştırabiliriz.</text:p>
      <text:p text:style-name="P45"/>
      <text:p text:style-name="P45"/>
      <text:p text:style-name="P46">Ancak burada bir problem var. O da aşağıdaki komutu çalıştırırsak;</text:p>
      <text:p text:style-name="P44"><draw:frame text:anchor-type="paragraph" draw:z-index="61" draw:name="Metin Çerçevesi 33" draw:style-name="gr1" draw:text-style-name="P147" svg:width="15.029cm" svg:height="0.708cm" svg:x="0.182cm" svg:y="0.452cm"><draw:text-box><text:p text:style-name="P146"><text:span text:style-name="T79">date &gt; date.txt | cut -d “ ” -f 4</text:span></text:p></draw:text-box></draw:frame></text:p>
      <text:p text:style-name="P44"/>
      <text:p text:style-name="P44"/>
      <text:p text:style-name="P46">Bu komutu çalıştırırsak;</text:p>
      <text:p text:style-name="P44"/>
      <text:p text:style-name="P44"><draw:frame draw:style-name="fr1" draw:name="Görüntü30" text:anchor-type="char" svg:x="0cm" svg:y="0.106cm" svg:width="18.002cm" svg:height="2.787cm" draw:z-index="62"><draw:image xlink:href="Pictures/10000000000003DC0000009994014454493AA6C4.png" xlink:type="simple" xlink:show="embed" xlink:actuate="onLoad" draw:mime-type="image/png"/></draw:frame></text:p>
      <text:p text:style-name="P44"/>
      <text:p text:style-name="P46"><text:soft-page-break/>Yukarıda görüldüğü üzere işlemime farklı bir input ile devam edemem <text:span text:style-name="T46">çünkü bizim pipe sürecimize bir veri dönmüyor</text:span>. Bunun için farklı bir çözüm yapacağız.</text:p>
      <text:p text:style-name="P46"/>
      <text:p text:style-name="P46"/>
      <text:p text:style-name="P113">Tee Komutu</text:p>
      <text:p text:style-name="P44"/>
      <text:p text:style-name="P47"><draw:frame draw:style-name="fr1" draw:name="Görüntü31" text:anchor-type="char" svg:x="3.434cm" svg:y="0.333cm" svg:width="8.467cm" svg:height="5.355cm" draw:z-index="63"><draw:image xlink:href="Pictures/1000000100000190000000FDE9194913C0A1C5D6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8">Burada tee komutu ile yukarı yapamadığımız file yazma işleminden sonra bir çıktı alamama sorununu bu şekilde çözüyoruz.</text:p>
      <text:p text:style-name="P48"/>
      <text:p text:style-name="P48"><draw:frame text:anchor-type="paragraph" draw:z-index="64" draw:name="Metin Çerçevesi 34" draw:style-name="gr1" draw:text-style-name="P147" svg:width="15.029cm" svg:height="0.708cm" svg:x="0.182cm" svg:y="0.118cm"><draw:text-box><text:p text:style-name="P146"><text:span text:style-name="T79">date | tee date_tee.txt | cut -d “ “ -f 1 <text:s/>&gt; days.txt</text:span></text:p></draw:text-box></draw:frame></text:p>
      <text:p text:style-name="P48"/>
      <text:p text:style-name="P48"/>
      <text:p text:style-name="P49"/>
      <text:p text:style-name="P49"/>
      <text:p text:style-name="P49"/>
      <text:p text:style-name="P49">Süreci uzatıp days.txt dosyasına yazdıktan sonra bunu bide terminale yazsın istersek;</text:p>
      <text:p text:style-name="P49"/>
      <text:p text:style-name="P49"><draw:frame text:anchor-type="paragraph" draw:z-index="65" draw:name="Metin Çerçevesi 35" draw:style-name="gr1" draw:text-style-name="P147" svg:width="15.029cm" svg:height="0.708cm" svg:x="0.182cm" svg:y="0.118cm"><draw:text-box><text:p text:style-name="P146"><text:span text:style-name="T79">date | tee date_tee.txt | cut -d “ “ -f 1 | tee days.txt | cat</text:span></text:p></draw:text-box></draw:frame></text:p>
      <text:p text:style-name="P49"/>
      <text:p text:style-name="P49"><draw:frame draw:style-name="fr1" draw:name="Görüntü32" text:anchor-type="char" svg:x="0.153cm" svg:y="0.169cm" svg:width="16.679cm" svg:height="2.625cm" draw:z-index="66"><draw:image xlink:href="Pictures/10000000000003140000007CFA51AE6D525361BB.png" xlink:type="simple" xlink:show="embed" xlink:actuate="onLoad" draw:mime-type="image/png"/></draw:frame></text:p>
      <text:p text:style-name="P49"/>
      <text:p text:style-name="P114">Xarg Komutu</text:p>
      <text:p text:style-name="P49"/>
      <text:p text:style-name="P49"><draw:frame text:anchor-type="paragraph" draw:z-index="67" draw:name="Metin Çerçevesi 36" draw:style-name="gr1" draw:text-style-name="P147" svg:width="15.029cm" svg:height="0.708cm" svg:x="0.182cm" svg:y="0.118cm"><draw:text-box><text:p text:style-name="P146"><text:span text:style-name="T79">date | echo</text:span></text:p></draw:text-box></draw:frame></text:p>
      <text:p text:style-name="P49"/>
      <text:p text:style-name="P49"/>
      <text:p text:style-name="P50">Yukarıdaki piping mantığına göre burada ekrana date komutundan gelen output değeri yazılmalı fakat boş yazılıyor.</text:p>
      <text:p text:style-name="P50"/>
      <text:p text:style-name="P51">Burada echo terminal input olarak alınıyor ve aşağıdaki gibi yaparsak yazacaktır ama amacımıza ulaşmış olmayız bu şekilde.</text:p>
      <text:p text:style-name="P51"/>
      <text:p text:style-name="P51"><draw:frame text:anchor-type="paragraph" draw:z-index="68" draw:name="Metin Çerçevesi 38" draw:style-name="gr1" draw:text-style-name="P147" svg:width="15.029cm" svg:height="0.708cm" svg:x="0.182cm" svg:y="0.118cm"><draw:text-box><text:p text:style-name="P146"><text:span text:style-name="T79">echo hello</text:span></text:p></draw:text-box></draw:frame></text:p>
      <text:p text:style-name="P51"/>
      <text:p text:style-name="P51"><draw:frame text:anchor-type="paragraph" draw:z-index="69" draw:name="Metin Çerçevesi 37" draw:style-name="gr1" draw:text-style-name="P147" svg:width="15.029cm" svg:height="0.708cm" svg:x="0.182cm" svg:y="0.118cm"><draw:text-box><text:p text:style-name="P146"><text:span text:style-name="T79">date | echo hello <text:s text:c="2"/></text:span></text:p></draw:text-box></draw:frame></text:p>
      <text:p text:style-name="P51"/>
      <text:p text:style-name="P52"><text:soft-page-break/></text:p>
      <text:p text:style-name="P53">Yukarıda pipe üzerinden gelen bir standart input kabul etmiyor.</text:p>
      <text:p text:style-name="P53"/>
      <text:p text:style-name="P53"><draw:frame text:anchor-type="paragraph" draw:z-index="70" draw:name="Metin Çerçevesi 39" draw:style-name="gr1" draw:text-style-name="P147" svg:width="15.029cm" svg:height="0.708cm" svg:x="0.182cm" svg:y="0.118cm"><draw:text-box><text:p text:style-name="P146"><text:span text:style-name="T79">date | xargs echo</text:span></text:p></draw:text-box></draw:frame></text:p>
      <text:p text:style-name="P51"/>
      <text:p text:style-name="P51"><draw:frame draw:style-name="fr1" draw:name="Görüntü33" text:anchor-type="char" svg:x="0.164cm" svg:y="0.212cm" svg:width="15.6cm" svg:height="1.08cm" draw:z-index="71"><draw:image xlink:href="Pictures/10000000000002E100000033F0DB8EA76E3A191F.png" xlink:type="simple" xlink:show="embed" xlink:actuate="onLoad" draw:mime-type="image/png"/></draw:frame></text:p>
      <text:p text:style-name="P51"/>
      <text:p text:style-name="P51"/>
      <text:p text:style-name="P51"/>
      <text:p text:style-name="P54">Yukarıda görüldüğü üzere “<text:span text:style-name="T11">xargs</text:span>” <text:span text:style-name="T47">komutu</text:span> ile date komutunun çıktısını echo için bir input olarak verebildik.</text:p>
      <text:p text:style-name="P54"/>
      <text:p text:style-name="P54"><draw:frame text:anchor-type="paragraph" draw:z-index="72" draw:name="Metin Çerçevesi 40" draw:style-name="gr1" draw:text-style-name="P147" svg:width="15.029cm" svg:height="0.708cm" svg:x="0.182cm" svg:y="0.118cm"><draw:text-box><text:p text:style-name="P146"><text:span text:style-name="T79">date | xargs echo “hello”</text:span></text:p></draw:text-box></draw:frame></text:p>
      <text:p text:style-name="P54"/>
      <text:p text:style-name="P54"/>
      <text:p text:style-name="P55">Yazarsak echo komutu öncelikle kendi input değerini daha sonra xargs ile geleni alır.</text:p>
      <text:p text:style-name="P55"/>
      <text:p text:style-name="P55"><draw:frame draw:style-name="fr1" draw:name="Görüntü34" text:anchor-type="char" svg:x="-0.016cm" svg:y="0cm" svg:width="13.885cm" svg:height="1.143cm" draw:z-index="73"><draw:image xlink:href="Pictures/1000000000000290000000365B06097A5EDC18A2.png" xlink:type="simple" xlink:show="embed" xlink:actuate="onLoad" draw:mime-type="image/png"/></draw:frame></text:p>
      <text:p text:style-name="P54"/>
      <text:p text:style-name="P54"/>
      <text:p text:style-name="P54"/>
      <text:p text:style-name="P56">Şimdi ilk olarak <text:span text:style-name="T11">new_file.txt</text:span> adında bir dosya oluşturalım.</text:p>
      <text:p text:style-name="P56"/>
      <text:p text:style-name="P57">Bu dosyanın içinde 3 adet </text:p>
      <text:p text:style-name="P57"/>
      <text:p text:style-name="P57">file1.txt</text:p>
      <text:p text:style-name="P57">file2.txt</text:p>
      <text:p text:style-name="P57">file3.txt</text:p>
      <text:p text:style-name="P57"/>
      <text:p text:style-name="P57">şeklinde satır bulunmaktadır.</text:p>
      <text:p text:style-name="P57"/>
      <text:p text:style-name="P57">Ben bu satırları alıp 3 ayrı dosya oluşturabilmek istiyorum</text:p>
      <text:p text:style-name="P57"/>
      <text:p text:style-name="P57">Oluşturma komutu “<text:span text:style-name="T11">touch</text:span>” olmaktadır.</text:p>
      <text:p text:style-name="P54"><draw:frame draw:style-name="fr1" draw:name="Görüntü35" text:anchor-type="char" svg:x="0.016cm" svg:y="0.423cm" svg:width="14.965cm" svg:height="3.577cm" draw:z-index="74"><draw:image xlink:href="Pictures/10000000000002C3000000A9C6CF94939F39E923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8">Ancak hata almaktayız. Echo komutu gibi yapabiliriz.</text:p>
      <text:p text:style-name="P58"/>
      <text:p text:style-name="P58"><draw:frame text:anchor-type="paragraph" draw:z-index="75" draw:name="Metin Çerçevesi 41" draw:style-name="gr1" draw:text-style-name="P147" svg:width="15.029cm" svg:height="0.708cm" svg:x="0.182cm" svg:y="0.118cm"><draw:text-box><text:p text:style-name="P146"><text:span text:style-name="T79">cat new_file.txt | xargs touch</text:span></text:p></draw:text-box></draw:frame></text:p>
      <text:p text:style-name="P54"/>
      <text:p text:style-name="P54"/>
      <text:p text:style-name="P58">Yukarıdaki komut çalıştırılırsa 3 ayrı dosyanın oluştuğunu görürüz.</text:p>
      <text:p text:style-name="P58"/>
      <text:p text:style-name="P59">Şimdi bu oluşturulan dosyaları silmek istersek;</text:p>
      <text:p text:style-name="P59"/>
      <text:p text:style-name="P59"><draw:frame text:anchor-type="paragraph" draw:z-index="76" draw:name="Metin Çerçevesi 42" draw:style-name="gr1" draw:text-style-name="P147" svg:width="15.029cm" svg:height="0.708cm" svg:x="0.182cm" svg:y="0.118cm"><draw:text-box><text:p text:style-name="P146"><text:span text:style-name="T79">cat new_file.txt | xargs rm</text:span></text:p></draw:text-box></draw:frame></text:p>
      <text:p text:style-name="P54"/>
      <text:p text:style-name="P54"/>
      <text:p text:style-name="P54"><text:soft-page-break/></text:p>
      <text:p text:style-name="P115">ALIAS</text:p>
      <text:p text:style-name="P54"/>
      <text:p text:style-name="P60">Eğer elimizde devamlı kullandığımız komutlar varsa bunları kısaltarak bir alternatif komut ismi atanabilir.</text:p>
      <text:p text:style-name="P60"/>
      <text:p text:style-name="P61">Aşağıda ls komutu ile detaylı olarak dosyalarımız listeleyelim.</text:p>
      <text:p text:style-name="P61"/>
      <text:p text:style-name="P61"><draw:frame draw:style-name="fr3" draw:name="Görüntü36" text:anchor-type="char" svg:x="0.058cm" svg:y="0cm" svg:width="12.342cm" svg:height="11.647cm" draw:z-index="77"><draw:image xlink:href="Pictures/10000000000002FC000002D161436B4F080A1F8D.png" xlink:type="simple" xlink:show="embed" xlink:actuate="onLoad" draw:mime-type="image/png"/></draw:frame></text:p>
      <text:p text:style-name="P62">Yukarıda görüldüğü üzere “.” ile başlayanlar gizli dosyadır.</text:p>
      <text:p text:style-name="P62"/>
      <text:p text:style-name="P63">Alias oluşturmak için de gizli bir “<text:span text:style-name="T11">.bash_aliases</text:span>” isminde dosya oluşturmamız gerekiyor.</text:p>
      <text:p text:style-name="P63"/>
      <text:p text:style-name="P64">Mesela az önce kullandığımız bir komutu<text:span text:style-name="T48">n benzerini</text:span> ele alalım.</text:p>
      <text:p text:style-name="P64"/>
      <text:p text:style-name="P64"><draw:frame text:anchor-type="paragraph" draw:z-index="78" draw:name="Metin Çerçevesi 43" draw:style-name="gr1" draw:text-style-name="P147" svg:width="15.029cm" svg:height="0.708cm" svg:x="0.182cm" svg:y="0.118cm"><draw:text-box><text:p text:style-name="P146"><text:span text:style-name="T79">date | tee date_tee.txt | cut -d “ “ -f 1 | tee days.txt | echo “hello”</text:span></text:p></draw:text-box></draw:frame></text:p>
      <text:p text:style-name="P54"/>
      <text:p text:style-name="P54"/>
      <text:p text:style-name="P65">Bu komutu sürekli kullandığımızı varsayalım.</text:p>
      <text:p text:style-name="P65"/>
      <text:p text:style-name="P65"><draw:frame draw:style-name="fr2" draw:name="Görüntü37" text:anchor-type="char" svg:width="18.002cm" svg:height="1.877cm" draw:z-index="79"><draw:image xlink:href="Pictures/100000000000037C0000005D61DDBEAEF22DEDEC.png" xlink:type="simple" xlink:show="embed" xlink:actuate="onLoad" draw:mime-type="image/png"/></draw:frame></text:p>
      <text:p text:style-name="P66">Bunu her kullanmak istediğimde uzun uzun yazmak yerin<text:span text:style-name="T49">e</text:span> bunu<text:span text:style-name="T11"> tarihkaydet </text:span>isimli bir komuta ata<text:span text:style-name="T50">r</text:span>sak neler olur görelim.</text:p>
      <text:p text:style-name="P66"/>
      <text:p text:style-name="P67">Burada <text:span text:style-name="T11">.bash_aliases</text:span> isimli dosyayı aşağıdaki şekilde değiştirmemiz gerekiyor.</text:p>
      <text:p text:style-name="P54"/>
      <text:p text:style-name="P54"/>
      <text:p text:style-name="P54"/>
      <text:p text:style-name="P54"><draw:frame draw:style-name="fr2" draw:name="Görüntü38" text:anchor-type="char" svg:width="18.002cm" svg:height="2.35cm" draw:z-index="80"><draw:image xlink:href="Pictures/100000000000038800000076F2F221BC3A6F8017.png" xlink:type="simple" xlink:show="embed" xlink:actuate="onLoad" draw:mime-type="image/png"/></draw:frame><text:soft-page-break/></text:p>
      <text:p text:style-name="P68">Bu şekilde kaydediyoruz <text:span text:style-name="T51">ve tüm terminaller kapatıp tekrar açıyoruz.</text:span></text:p>
      <text:p text:style-name="P68"/>
      <text:p text:style-name="P69"><draw:frame draw:style-name="fr2" draw:name="Görüntü39" text:anchor-type="char" svg:width="18.002cm" svg:height="2.221cm" draw:z-index="81"><draw:image xlink:href="Pictures/10000000000003FD0000007E340FB16935599602.png" xlink:type="simple" xlink:show="embed" xlink:actuate="onLoad" draw:mime-type="image/png"/></draw:frame></text:p>
      <text:p text:style-name="P54"><draw:frame draw:style-name="fr2" draw:name="Görüntü40" text:anchor-type="char" svg:width="18.002cm" svg:height="1.453cm" draw:z-index="82"><draw:image xlink:href="Pictures/1000000000000388000000491B10751084A9FA03.png" xlink:type="simple" xlink:show="embed" xlink:actuate="onLoad" draw:mime-type="image/png"/></draw:frame></text:p>
      <text:p text:style-name="P54"/>
      <text:p text:style-name="P54"><draw:frame draw:style-name="fr2" draw:name="Görüntü41" text:anchor-type="char" svg:width="18.002cm" svg:height="2.399cm" draw:z-index="83"><draw:image xlink:href="Pictures/100000000000037D00000077650FBABAD2B932E6.png" xlink:type="simple" xlink:show="embed" xlink:actuate="onLoad" draw:mime-type="image/png"/></draw:frame></text:p>
      <text:p text:style-name="P54"/>
      <text:p text:style-name="P70">Yukarıda görüldüğü gibi alias olarak atadığımız <text:span text:style-name="T11">tarihkaydet</text:span> komutu düzgün şekilde çalışıyor.</text:p>
      <text:p text:style-name="P54"/>
      <text:p text:style-name="P71">Yeni bir alias daha oluşturalım ve adı da <text:span text:style-name="T11">takvimkaydet</text:span> olsun. </text:p>
      <text:p text:style-name="P54"/>
      <text:p text:style-name="P54"><draw:frame draw:style-name="fr2" draw:name="Görüntü42" text:anchor-type="char" svg:width="18.002cm" svg:height="2.198cm" draw:z-index="84"><draw:image xlink:href="Pictures/100000000000038D0000006F2B2EBEC1947A2DCC.png" xlink:type="simple" xlink:show="embed" xlink:actuate="onLoad" draw:mime-type="image/png"/></draw:frame></text:p>
      <text:p text:style-name="P54"/>
      <text:p text:style-name="P72">Yukarıda görüldüğü üzere <text:span text:style-name="T11">xargs</text:span> komutu kullanıldı. Çünkü bunu bir argüman olarak kullanmak istiyorum.</text:p>
      <text:p text:style-name="P72"/>
      <text:p text:style-name="P72"><draw:frame text:anchor-type="paragraph" draw:z-index="85" draw:name="Metin Çerçevesi 44" draw:style-name="gr1" draw:text-style-name="P147" svg:width="15.029cm" svg:height="0.708cm" svg:x="0.182cm" svg:y="0.118cm"><draw:text-box><text:p text:style-name="P146"><text:span text:style-name="T79">echo “5 2023” | <text:s/>takvimkaydet</text:span></text:p></draw:text-box></draw:frame></text:p>
      <text:p text:style-name="P54"/>
      <text:p text:style-name="P54"/>
      <text:p text:style-name="P73">Yukarıdaki komut çalışınca mayıstan 1 ay önce ve sonrası <text:span text:style-name="T52">arasını</text:span> <text:span text:style-name="T11">takvim.txt</text:span> içerisine yazmasını bekliyoruz.</text:p>
      <text:p text:style-name="P73"/>
      <text:p text:style-name="P73"><draw:frame draw:style-name="fr2" draw:name="Görüntü43" text:anchor-type="char" svg:width="18.002cm" svg:height="4.948cm" draw:z-index="86"><draw:image xlink:href="Pictures/1000000000000391000000FB1E0612DE69819298.png" xlink:type="simple" xlink:show="embed" xlink:actuate="onLoad" draw:mime-type="image/png"/></draw:frame></text:p>
      <text:p text:style-name="P73"><text:soft-page-break/></text:p>
      <text:p text:style-name="P116">Linux Klasör ve Dosya Sistemi</text:p>
      <text:p text:style-name="P54"/>
      <text:p text:style-name="P54"/>
      <text:p text:style-name="P54"><draw:frame draw:style-name="fr2" draw:name="Görüntü44" text:anchor-type="char" svg:width="18.002cm" svg:height="0.714cm" draw:z-index="87"><draw:image xlink:href="Pictures/10000000000003BC0000002690851E4CFDD969F6.png" xlink:type="simple" xlink:show="embed" xlink:actuate="onLoad" draw:mime-type="image/png"/></draw:frame></text:p>
      <text:p text:style-name="P75">Terminal açıldığında bizi karşılayan ve işlemleri üzerinden yaptığımız ifadenin anlamı;<text:line-break/><text:line-break/>- <text:s text:c="2"/>“<text:span text:style-name="T11">usrht</text:span>” <text:span text:style-name="T53">kısmı terminalde işlem yapan kullanıcıyı<text:line-break/><text:line-break/>- <text:s text:c="2"/>@ ifadesinden sonra gelen “</text:span><text:span text:style-name="T17">usrht-VirtualBox</text:span><text:span text:style-name="T53">” ise hostname olmaktadır.</text:span></text:p>
      <text:p text:style-name="P75"/>
      <text:p text:style-name="P91">- <text:s text:c="2"/>“~” tilda işareti ise işlem yapılan konumu bize vermektedir.</text:p>
      <text:p text:style-name="P76"/>
      <text:p text:style-name="P76"><text:span text:style-name="T55">- <text:s text:c="2"/>Aslında bu tilda ifadesi </text:span><text:span text:style-name="T18">/home/usrht </text:span><text:span text:style-name="T55">ifadesinin yerine geçmektedir. Kök dizindir yani en tepede yer alan klasördür.</text:span><text:span text:style-name="T54"> </text:span><text:span text:style-name="T53"><text:line-break/></text:span></text:p>
      <text:p text:style-name="P77">- <text:s text:c="2"/>$ işareti ise sıradan bir kullacının işlem yaptığı anlamına gelir</text:p>
      <text:p text:style-name="P77"/>
      <text:p text:style-name="P77">- <text:s text:c="2"/># işareti olursa burada admin yetkileriyle donatılmış daha fazla yetkili kullanıcı olduğu anlamına gelir.</text:p>
      <text:p text:style-name="P77"/>
      <text:p text:style-name="P77"><draw:frame draw:style-name="fr1" draw:name="Görüntü45" text:anchor-type="char" svg:x="0.048cm" svg:y="0.042cm" svg:width="15.621cm" svg:height="1.905cm" draw:z-index="88"><draw:image xlink:href="Pictures/10000000000002E20000005A4AA83FB043E89F00.png" xlink:type="simple" xlink:show="embed" xlink:actuate="onLoad" draw:mime-type="image/png"/></draw:frame></text:p>
      <text:p text:style-name="P74"/>
      <text:p text:style-name="P54"/>
      <text:p text:style-name="P54"/>
      <text:p text:style-name="P54"/>
      <text:p text:style-name="P78">Yukarıda yazdığımız pwd (print working directory) ile <text:span text:style-name="T56">bize tilda ile gelen ifade gelmektedir.</text:span></text:p>
      <text:p text:style-name="P78"/>
      <text:p text:style-name="P79">“<text:span text:style-name="T11">ls</text:span>” komutu ile ise bu konumdaki klasörleri listeleyebiliriz. <text:span text:style-name="T57">Bunu daha önce de incelemiştik.</text:span></text:p>
      <text:p text:style-name="P79"/>
      <text:p text:style-name="P80">Mavi renktekiler klasörü, beyazlar ise dosyaları simgeler.</text:p>
      <text:p text:style-name="P79"/>
      <text:p text:style-name="P79"><draw:frame draw:style-name="fr2" draw:name="Görüntü46" text:anchor-type="char" svg:width="18.002cm" svg:height="2.196cm" draw:z-index="89"><draw:image xlink:href="Pictures/10000000000003C7000000763A7D0DA4418680E1.png" xlink:type="simple" xlink:show="embed" xlink:actuate="onLoad" draw:mime-type="image/png"/></draw:frame></text:p>
      <text:p text:style-name="P79"/>
      <text:p text:style-name="P81">Eğer -l opsiyonuyla çalıştırırsak</text:p>
      <text:p text:style-name="P81"/>
      <text:p text:style-name="P81"><draw:frame draw:style-name="fr1" draw:name="Görüntü47" text:anchor-type="char" svg:x="0.016cm" svg:y="0cm" svg:width="14.542cm" svg:height="3.366cm" draw:z-index="90"><draw:image xlink:href="Pictures/10000000000002AF0000009F888D8A28B7E77F74.png" xlink:type="simple" xlink:show="embed" xlink:actuate="onLoad" draw:mime-type="image/png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82"/>
      <text:p text:style-name="P83"><text:span text:style-name="T63">1. kolon yetkilendirmeyi </text:span><text:span text:style-name="T20">(-rw-rw-r--)</text:span></text:p>
      <text:p text:style-name="P90">2. kolon (hardlink) kısayol sayısını belirtir. <text:span text:style-name="T11">(1)</text:span></text:p>
      <text:p text:style-name="P90">3. kolon dosyanın sahibi olan kullanıcıyı <text:span text:style-name="T11">(usrht)</text:span></text:p>
      <text:p text:style-name="P90">4. kolon dosyanın sahibi olan grubu <text:span text:style-name="T11">(usrht)</text:span></text:p>
      <text:p text:style-name="P90">5. kolon dosyanın kapasitesini <text:span text:style-name="T11">(29)</text:span></text:p>
      <text:p text:style-name="P90">6. kolon dosyanın oluşturulma zamanını <text:span text:style-name="T11">(Kas 3 15:49)</text:span></text:p>
      <text:p text:style-name="P90"><text:soft-page-break/>7. kolon ise dosya veya klasörün adını belirtir. <text:span text:style-name="T11">(date_tee.txt)</text:span></text:p>
      <text:p text:style-name="P83"><text:line-break/>eğer başında d ile başlıyorsa “directory” yani bir klasör olduğunu, bunun yerine sadece - varsa bunun bir </text:p>
      <text:p text:style-name="P82">dosya olduğunu belirtir.</text:p>
      <text:p text:style-name="P82"/>
      <text:p text:style-name="P84">Bu işaretten sonra orada 9 hani bir grup var.</text:p>
      <text:p text:style-name="P84"/>
      <text:p text:style-name="P92">9 haneli grubu 3 ana parçaya ayırabiliriz</text:p>
      <text:p text:style-name="P85"/>
      <text:p text:style-name="P85"><text:span text:style-name="T19">rwx/rwx/rwx</text:span><text:span text:style-name="T59"> olarak ve <text:line-break/><text:line-break/>- ilki dosyanın sahibi olan kullanıcının bu dosya üzerindeki yetkisini,<text:line-break/><text:line-break/>- ikincisi bu dosyanın sahibi olan grubun bu dosya üzerindeki etkisi</text:span></text:p>
      <text:p text:style-name="P85"/>
      <text:p text:style-name="P85">- <text:span text:style-name="T60">üçüncüsü ise dosya sahibinin ve sahibi olan grubun dışındaki kişilerin yetkilerini gösterir</text:span></text:p>
      <text:p text:style-name="P85"><text:line-break/>Bu 9 haneli gruplardan<text:line-break/><text:line-break/>Örneğin “<text:span text:style-name="T11">drwxr-xr-x</text:span>” <text:s/></text:p>
      <text:p text:style-name="P84"/>
      <text:p text:style-name="P86">d’den sonra gelen ilk 3 harf yani “<text:span text:style-name="T11">rwx</text:span>” <text:span text:style-name="T61">dosya sahibi</text:span> <text:span text:style-name="T58">kullanıcının bu dosya üzerindeki yetkilerini</text:span></text:p>
      <text:p text:style-name="P86"/>
      <text:list text:style-name="L3">
        <text:list-item>
          <text:p text:style-name="P125">r - read </text:p>
        </text:list-item>
        <text:list-item>
          <text:p text:style-name="P125">w - write</text:p>
        </text:list-item>
        <text:list-item>
          <text:p text:style-name="P125">x - execute</text:p>
        </text:list-item>
      </text:list>
      <text:p text:style-name="P87"/>
      <text:p text:style-name="P88">ikinci olarak gelen<text:span text:style-name="T11"> r-x</text:span> ise dosya sahibi olan grubun <text:span text:style-name="T62">yetkilerini</text:span></text:p>
      <text:p text:style-name="P95"/>
      <text:list text:style-name="L4">
        <text:list-item>
          <text:p text:style-name="P126">r - read</text:p>
        </text:list-item>
        <text:list-item>
          <text:p text:style-name="P126">x - execute</text:p>
        </text:list-item>
      </text:list>
      <text:p text:style-name="P88"/>
      <text:p text:style-name="P89">üçüncü olarak gelen<text:span text:style-name="T11"> r-x</text:span> ise aynı şekilde bu kişi ve grupların dışındaki kullanıcıların yetkilerini gösterir.</text:p>
      <text:p text:style-name="P89"/>
      <text:list text:continue-numbering="true" text:style-name="L4">
        <text:list-item>
          <text:p text:style-name="P127">r - read</text:p>
        </text:list-item>
        <text:list-item>
          <text:p text:style-name="P127">x - execute</text:p>
        </text:list-item>
      </text:list>
      <text:p text:style-name="P96"/>
      <text:p text:style-name="P96"/>
      <text:p text:style-name="P117">cd Komutu</text:p>
      <text:p text:style-name="P117"/>
      <text:p text:style-name="P98">Bu komut ile klasörler arası gezinebiliriz.</text:p>
      <text:p text:style-name="P98"/>
      <text:p text:style-name="P98">Bildiğimiz gibi ~ tilde işareti ile kök dizine ulaşabiliriz. Burada bunu da kullanabiliriz.</text:p>
      <text:p text:style-name="P98"/>
      <text:p text:style-name="P98"><draw:frame draw:style-name="fr1" draw:name="Görüntü48" text:anchor-type="char" svg:x="0.101cm" svg:y="0cm" svg:width="15.685cm" svg:height="2.35cm" draw:z-index="91"><draw:image xlink:href="Pictures/10000000000002E50000006F7B8046BE9FD0B872.png" xlink:type="simple" xlink:show="embed" xlink:actuate="onLoad" draw:mime-type="image/png"/></draw:frame></text:p>
      <text:p text:style-name="P117"/>
      <text:p text:style-name="P117"/>
      <text:p text:style-name="P117"/>
      <text:p text:style-name="P117"><draw:frame draw:style-name="fr1" draw:name="Görüntü49" text:anchor-type="char" svg:x="0.09cm" svg:y="0.42cm" svg:width="15.769cm" svg:height="2.625cm" draw:z-index="92"><draw:image xlink:href="Pictures/10000000000002E90000007C15995564BCA1E00E.png" xlink:type="simple" xlink:show="embed" xlink:actuate="onLoad" draw:mime-type="image/png"/></draw:frame></text:p>
      <text:p text:style-name="P117"/>
      <text:p text:style-name="P117"/>
      <text:p text:style-name="P117"/>
      <text:p text:style-name="P117"/>
      <text:p text:style-name="P117"/>
      <text:p text:style-name="P99"><text:soft-page-break/>Bildiğimiz üzere “<text:span text:style-name="T64">.</text:span>” <text:s/>bulunduğumuz konumu ifade eder. Yani bunu kullanarak ta bu konuma ulaşabiliriz.</text:p>
      <text:p text:style-name="P99">Şuan da zaten tilde (~) konumu olan<text:span text:style-name="T11"> /home/usrht</text:span> konumunda bulunmaktayız.</text:p>
      <text:p text:style-name="P99"/>
      <text:p text:style-name="P99"><text:s/><text:span text:style-name="T65">Bir klasör geri gitmek istersek tanıdık bir kullanım olan iki nokta ile bunu yaparız.</text:span></text:p>
      <text:p text:style-name="P99"><draw:frame draw:style-name="fr1" draw:name="Görüntü50" text:anchor-type="char" svg:x="0.101cm" svg:y="0.191cm" svg:width="13.018cm" svg:height="2.9cm" draw:z-index="93"><draw:image xlink:href="Pictures/10000000000002670000008920B96D6ACCD9A744.png" xlink:type="simple" xlink:show="embed" xlink:actuate="onLoad" draw:mime-type="image/png"/></draw:frame></text:p>
      <text:p text:style-name="P99"/>
      <text:p text:style-name="P117"/>
      <text:p text:style-name="P117"/>
      <text:p text:style-name="P117"/>
      <text:p text:style-name="P117"/>
      <text:p text:style-name="P117"/>
      <text:p text:style-name="P97"><text:span text:style-name="T66">Eğer ki 2 önceki klasör gitmek istersek;<text:line-break/><text:line-break/></text:span><draw:frame draw:style-name="fr1" draw:name="Görüntü51" text:anchor-type="char" svg:x="0.058cm" svg:y="0.995cm" svg:width="10.435cm" svg:height="3.133cm" draw:z-index="94"><draw:image xlink:href="Pictures/10000000000001ED0000009438D79AE2025A21AE.png" xlink:type="simple" xlink:show="embed" xlink:actuate="onLoad" draw:mime-type="image/png"/></draw:frame></text:p>
      <text:p text:style-name="P117"/>
      <text:p text:style-name="P117"/>
      <text:p text:style-name="P117"/>
      <text:p text:style-name="P117"/>
      <text:p text:style-name="P117"/>
      <text:p text:style-name="P100"/>
      <text:p text:style-name="P100">Yukarıda görüldüğü üzere 2 klasör öncesine yani kök dizine kadar indik. </text:p>
      <text:p text:style-name="P100"/>
      <text:p text:style-name="P101">Eğer sadece cd komutunu çalıştırırsak bu bizi <text:span text:style-name="T11">/home/usrht</text:span> konumuna götürür.</text:p>
      <text:p text:style-name="P101"/>
      <text:p text:style-name="P101"/>
      <text:p text:style-name="P118">WILDCARD</text:p>
      <text:p text:style-name="P118"/>
      <text:p text:style-name="P102">Arama yaparken kalıp olarak benzer isim taşıyan <text:span text:style-name="T67">dosya ve </text:span>klasörleri <text:span text:style-name="T67">tek bir komut ile bulma, silme ve diğer işlemlerde kullanmaya fayda sağlayan karakterlerdir.</text:span></text:p>
      <text:p text:style-name="P103"/>
      <text:p text:style-name="P103">Eğer 3 ayrı klasörün altında dosyaları <text:span text:style-name="T68">veya bulunduğum klasörün altındaki dosyaları listelemek istersem;</text:span></text:p>
      <text:p text:style-name="P103"><draw:frame draw:style-name="fr1" draw:name="Görüntü52" text:anchor-type="char" svg:x="0cm" svg:y="0.402cm" svg:width="18.002cm" svg:height="6.271cm" draw:z-index="95"><draw:image xlink:href="Pictures/10000000000003B60000014BDB1B96143E0B87FB.png" xlink:type="simple" xlink:show="embed" xlink:actuate="onLoad" draw:mime-type="image/png"/></draw:frame></text:p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4"><text:soft-page-break/><text:span text:style-name="T11">ls</text:span> komutundan sonra “<text:span text:style-name="T69">*</text:span>” ifadesi kullanılırsa bu klasörün altındaki herşey anlamına gelir.</text:p>
      <text:p text:style-name="P103"/>
      <text:p text:style-name="P103"><draw:frame draw:style-name="fr1" draw:name="Görüntü53" text:anchor-type="char" svg:x="0.101cm" svg:y="0.085cm" svg:width="16.15cm" svg:height="12.361cm" draw:z-index="96"><draw:image xlink:href="Pictures/10000000000002FB000002486FE8F58BDC1470BA.png" xlink:type="simple" xlink:show="embed" xlink:actuate="onLoad" draw:mime-type="image/png"/></draw:frame></text:p>
      <text:p text:style-name="P103"/>
      <text:p text:style-name="P105">Mesela “D” harfi ile başlayan <text:span text:style-name="T70">klasörleri</text:span> listelemek istersek;</text:p>
      <text:p text:style-name="P105"><draw:frame draw:style-name="fr1" draw:name="Görüntü54" text:anchor-type="char" svg:x="0.037cm" svg:y="0.46cm" svg:width="14.457cm" svg:height="4.064cm" draw:z-index="97"><draw:image xlink:href="Pictures/10000000000002AB000000C010FFAD8E5D7CAEC3.png" xlink:type="simple" xlink:show="embed" xlink:actuate="onLoad" draw:mime-type="image/png"/></draw:frame></text:p>
      <text:p text:style-name="P105"/>
      <text:p text:style-name="P105"/>
      <text:p text:style-name="P103"/>
      <text:p text:style-name="P102"><text:s/></text:p>
      <text:p text:style-name="P102"/>
      <text:p text:style-name="P102"/>
      <text:p text:style-name="P102"/>
      <text:p text:style-name="P102"/>
      <text:p text:style-name="P102"/>
      <text:p text:style-name="P102"/>
      <text:p text:style-name="P106">Eğer “<text:span text:style-name="T11">file</text:span>” ile başlayıp <text:span text:style-name="T72">arada </text:span><text:span text:style-name="T73">tek harfli</text:span><text:span text:style-name="T72"> bilinmeyen olup</text:span> <text:span text:style-name="T71">ve devamında “</text:span><text:span text:style-name="T21">.txt</text:span><text:span text:style-name="T71">”</text:span> ile biten olursa;</text:p>
      <text:p text:style-name="P106"><draw:frame draw:style-name="fr1" draw:name="Görüntü55" text:anchor-type="char" svg:x="0.037cm" svg:y="0.339cm" svg:width="17.039cm" svg:height="5.376cm" draw:z-index="98"><draw:image xlink:href="Pictures/1000000000000325000000FE29C286CB79DC5FB5.png" xlink:type="simple" xlink:show="embed" xlink:actuate="onLoad" draw:mime-type="image/png"/></draw:frame></text:p>
      <text:p text:style-name="P107"><text:soft-page-break/>Eğer “<text:span text:style-name="T11">file</text:span>” yazısından itibaren sadece <text:span text:style-name="T75">A-Z arası</text:span> büyük harf olmasını <text:span text:style-name="T74">ve devamında “</text:span><text:span text:style-name="T22">.txt</text:span><text:span text:style-name="T74">” </text:span><text:span text:style-name="T76">ile bitmesini</text:span> istersek;</text:p>
      <text:p text:style-name="P107"><draw:frame draw:style-name="fr1" draw:name="Görüntü56" text:anchor-type="char" svg:x="0cm" svg:y="0.381cm" svg:width="18.002cm" svg:height="5.613cm" draw:z-index="99"><draw:image xlink:href="Pictures/10000000000003550000010A5B3504B140F43287.png" xlink:type="simple" xlink:show="embed" xlink:actuate="onLoad" draw:mime-type="image/png"/></draw:frame></text:p>
      <text:p text:style-name="P107"/>
      <text:p text:style-name="P108">Yukarıdaki örnekten farklı olarak A-Z arası değil de sadece ondalık bir adet sayı olsun istersek;</text:p>
      <text:p text:style-name="P108"><draw:frame draw:style-name="fr1" draw:name="Görüntü57" text:anchor-type="char" svg:x="0.058cm" svg:y="0.339cm" svg:width="16.489cm" svg:height="3.789cm" draw:z-index="100"><draw:image xlink:href="Pictures/100000000000030B000000B336354BB6AC0F9691.png" xlink:type="simple" xlink:show="embed" xlink:actuate="onLoad" draw:mime-type="image/png"/></draw:frame></text:p>
      <text:p text:style-name="P108"/>
      <text:p text:style-name="P130"/>
      <text:p text:style-name="P145">Klasör ve Dosya Oluşturma Komutları</text:p>
      <text:p text:style-name="P107"/>
      <text:p text:style-name="P107"/>
      <text:p text:style-name="P132">Dosya oluşturma komutu “<text:span text:style-name="T11">touch</text:span>”</text:p>
      <text:p text:style-name="P107"/>
      <text:p text:style-name="P133"><text:span text:style-name="T11">file</text:span> ve <text:span text:style-name="T11">file2</text:span> isminde 2 dosya oluşturmak istersek;</text:p>
      <text:p text:style-name="P133"/>
      <text:p text:style-name="P133"><draw:frame text:anchor-type="paragraph" draw:z-index="101" draw:name="Metin Çerçevesi 45" draw:style-name="gr1" draw:text-style-name="P147" svg:width="15.029cm" svg:height="0.708cm" svg:x="0.182cm" svg:y="0.118cm"><draw:text-box><text:p text:style-name="P146"><text:span text:style-name="T79">touch file file2</text:span></text:p></draw:text-box></draw:frame></text:p>
      <text:p text:style-name="P133"/>
      <text:p text:style-name="P133"/>
      <text:p text:style-name="P133"/>
      <text:p text:style-name="P134">Eğer ki “<text:span text:style-name="T11">Documents</text:span>” klasörü içerisinde “<text:span text:style-name="T11">file</text:span><text:span text:style-name="T23">1.txt</text:span>” isminde bir <text:span text:style-name="T77">dosya</text:span> oluşturmak istersek;</text:p>
      <text:p text:style-name="P134"/>
      <text:p text:style-name="P134"><draw:frame text:anchor-type="paragraph" draw:z-index="102" draw:name="Metin Çerçevesi 46" draw:style-name="gr1" draw:text-style-name="P147" svg:width="15.029cm" svg:height="0.708cm" svg:x="0.182cm" svg:y="0.118cm"><draw:text-box><text:p text:style-name="P146"><text:span text:style-name="T79">touch ~/Documents/file1.txt</text:span></text:p></draw:text-box></draw:frame></text:p>
      <text:p text:style-name="P133"/>
      <text:p text:style-name="P133"/>
      <text:p text:style-name="P133"/>
      <text:p text:style-name="P135">Klasör oluşturma komutu “<text:span text:style-name="T11">mkdir</text:span>”</text:p>
      <text:p text:style-name="P135"/>
      <text:p text:style-name="P136">“folder1” isminde bir klasör oluşturalım.</text:p>
      <text:p text:style-name="P135"/>
      <text:p text:style-name="P135"><draw:frame text:anchor-type="paragraph" draw:z-index="103" draw:name="Metin Çerçevesi 47" draw:style-name="gr1" draw:text-style-name="P147" svg:width="15.029cm" svg:height="0.708cm" svg:x="0.076cm" svg:y="0.055cm"><draw:text-box><text:p text:style-name="P146"><text:span text:style-name="T79">mkdir folder1</text:span></text:p></draw:text-box></draw:frame></text:p>
      <text:p text:style-name="P133"/>
      <text:p text:style-name="P133"/>
      <text:p text:style-name="P133"/>
      <text:p text:style-name="P133"/>
      <text:p text:style-name="P137"><text:soft-page-break/>Eğer ki 2 ayrı klasör oluşturmak istersek;</text:p>
      <text:p text:style-name="P137"/>
      <text:p text:style-name="P138"><draw:frame text:anchor-type="paragraph" draw:z-index="104" draw:name="Metin Çerçevesi 48" draw:style-name="gr1" draw:text-style-name="P147" svg:width="15.029cm" svg:height="0.708cm" svg:x="0.076cm" svg:y="0.055cm"><draw:text-box><text:p text:style-name="P146"><text:span text:style-name="T79">mkdir folder1 folder2</text:span></text:p></draw:text-box></draw:frame></text:p>
      <text:p text:style-name="P133"/>
      <text:p text:style-name="P133"/>
      <text:p text:style-name="P138">Ancak şöyle de bir durum var, eğer ki komuttan sonra arasında boşluk bulunan bir klasör ismi yazmak istersek bunu kesme işaretiyle belirtmeliyiz aksi halde 2 ayrı klasör oluşturur.</text:p>
      <text:p text:style-name="P138"/>
      <text:p text:style-name="P138"><draw:frame text:anchor-type="paragraph" draw:z-index="105" draw:name="Metin Çerçevesi 49" draw:style-name="gr1" draw:text-style-name="P147" svg:width="15.029cm" svg:height="0.708cm" svg:x="0.076cm" svg:y="0.055cm"><draw:text-box><text:p text:style-name="P146"><text:span text:style-name="T79">mkdir “hello world”</text:span></text:p></draw:text-box></draw:frame></text:p>
      <text:p text:style-name="P133"/>
      <text:p text:style-name="P133"/>
      <text:p text:style-name="P129">NOT !</text:p>
      <text:p text:style-name="P129"/>
      <text:p text:style-name="P128">- Dosya veya klasör isimlerinde boşluk bırakılmaması önerilir.</text:p>
      <text:p text:style-name="P139"/>
      <text:p text:style-name="P139"/>
      <text:p text:style-name="P140">İç içe klasörler oluşturmak istersek;</text:p>
      <text:p text:style-name="P140"/>
      <text:p text:style-name="P140"><draw:frame text:anchor-type="paragraph" draw:z-index="106" draw:name="Metin Çerçevesi 50" draw:style-name="gr1" draw:text-style-name="P147" svg:width="15.029cm" svg:height="0.708cm" svg:x="0.076cm" svg:y="0.055cm"><draw:text-box><text:p text:style-name="P146"><text:span text:style-name="T79">mkdir folder3/folder2/folder1</text:span></text:p></draw:text-box></draw:frame></text:p>
      <text:p text:style-name="P133"/>
      <text:p text:style-name="P141">Eğer yukarıdaki komut çalıştırılırsa;</text:p>
      <text:p text:style-name="P141"/>
      <text:p text:style-name="P141"><draw:frame draw:style-name="fr2" draw:name="Görüntü58" text:anchor-type="char" svg:width="18.002cm" svg:height="2.82cm" draw:z-index="107"><draw:image xlink:href="Pictures/10000000000003D00000009994B9D0F3D0439A27.png" xlink:type="simple" xlink:show="embed" xlink:actuate="onLoad" draw:mime-type="image/png"/></draw:frame></text:p>
      <text:p text:style-name="P142">Yani klasörleri oluştururken üstündeki klasörü oluşturamaz.</text:p>
      <text:p text:style-name="P142"/>
      <text:p text:style-name="P142">Bunun için -p <text:span text:style-name="T78">(parent)</text:span> opsiyonunu ekliyoruz.</text:p>
      <text:p text:style-name="P142"/>
      <text:p text:style-name="P142"><draw:frame text:anchor-type="paragraph" draw:z-index="108" draw:name="Metin Çerçevesi 51" draw:style-name="gr1" draw:text-style-name="P147" svg:width="15.029cm" svg:height="0.708cm" svg:x="0.076cm" svg:y="0.055cm"><draw:text-box><text:p text:style-name="P146"><text:span text:style-name="T79">mkdir -p folder3/folder2/folder1</text:span></text:p></draw:text-box></draw:frame></text:p>
      <text:p text:style-name="P142"/>
      <text:p text:style-name="P142"/>
      <text:p text:style-name="P143">Bunu yazınca klasörleri oluşturmadan önce olmayan klasörleri sırayla oluşturur.</text:p>
      <text:p text:style-name="P143"/>
      <text:p text:style-name="P144">Eğer oluşturulan dosya detaylarını output olarak almak istersek -v (verbose) opsiyonunu da ekleriz.</text:p>
      <text:p text:style-name="P144"/>
      <text:p text:style-name="P144"><draw:frame text:anchor-type="paragraph" draw:z-index="109" draw:name="Metin Çerçevesi 52" draw:style-name="gr1" draw:text-style-name="P147" svg:width="15.029cm" svg:height="0.708cm" svg:x="0.182cm" svg:y="0.06cm"><draw:text-box><text:p text:style-name="P146"><text:span text:style-name="T79">mkdir -pv folder3/folder2/folder1</text:span></text:p></draw:text-box></draw:frame></text:p>
      <text:p text:style-name="P144"/>
      <text:p text:style-name="P144"><draw:frame draw:style-name="fr1" draw:name="Görüntü59" text:anchor-type="char" svg:x="0.101cm" svg:y="0.169cm" svg:width="17.801cm" svg:height="4.106cm" draw:z-index="110"><draw:image xlink:href="Pictures/1000000000000349000000C2D326397020C9D19A.png" xlink:type="simple" xlink:show="embed" xlink:actuate="onLoad" draw:mime-type="image/png"/></draw:frame></text:p>
      <text:p text:style-name="P144"/>
      <text:p text:style-name="P144"/>
      <text:p text:style-name="P144"/>
      <text:p text:style-name="P144"/>
      <text:p text:style-name="P144"><text:soft-page-break/></text:p>
      <text:p text:style-name="P144"/>
      <text:p text:style-name="P144"/>
      <text:p text:style-name="P144"/>
      <text:p text:style-name="P144"/>
      <text:p text:style-name="P144"/>
      <text:p text:style-name="P14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_20__28_WW_29_" style:display-name="Normal Table (WW)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tr" fo:country="TR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_20__28_WW_29_" style:display-name="Default Paragraph Font (WW)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2T23:26:10.742000000</meta:creation-date>
    <dc:date>2023-11-13T13:24:36.460000000</dc:date>
    <meta:editing-duration>PT6H57M27S</meta:editing-duration>
    <meta:editing-cycles>282</meta:editing-cycles>
    <meta:generator>LibreOffice/7.6.2.1$Windows_X86_64 LibreOffice_project/56f7684011345957bbf33a7ee678afaf4d2ba333</meta:generator>
    <meta:document-statistic meta:table-count="0" meta:image-count="59" meta:object-count="0" meta:page-count="22" meta:paragraph-count="192" meta:word-count="1786" meta:character-count="12866" meta:non-whitespace-character-count="11206"/>
  </office:meta>
</office:document-meta>
</file>